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elvetica" svg:font-family="Helvetica"/>
    <style:font-face style:name="Symbol" svg:font-family="Symbol"/>
    <style:font-face style:name="Arial1" svg:font-family="Arial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3" style:family="graphic" style:parent-style-name="standard">
      <style:graphic-properties draw:stroke="solid" svg:stroke-width="0.018cm" svg:stroke-color="#000000" draw:marker-start-width="0.181cm" draw:marker-end-width="0.181cm" svg:stroke-opacity="7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18cm" svg:stroke-color="#000000" draw:marker-start-width="0.204cm" draw:marker-end-width="0.204cm" svg:stroke-opacity="50%" draw:stroke-linejoin="miter" svg:stroke-linecap="butt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18cm" svg:stroke-color="#000000" draw:marker-start-width="0.204cm" draw:marker-end-width="0.204cm" svg:stroke-opacity="50%" draw:stroke-linejoin="miter" svg:stroke-linecap="butt" draw:fill="solid" draw:fill-color="#000000" draw:opacity="50%" fo:padding-top="0.008cm" fo:padding-bottom="0.008cm" fo:padding-left="0.008cm" fo:padding-right="0.008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50%"/>
    </style:style>
    <style:style style:name="gr7" style:family="graphic" style:parent-style-name="standard">
      <style:graphic-properties draw:stroke="solid" svg:stroke-width="0.018cm" svg:stroke-color="#000000" draw:marker-start-width="0.181cm" draw:marker-end-width="0.181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57cm" draw:marker-end-width="0.157cm" svg:stroke-opacity="0%" draw:stroke-linejoin="miter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333333" draw:marker-start-width="0.181cm" draw:marker-end-width="0.181cm" svg:stroke-opacity="25%" draw:stroke-linejoin="miter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4cm" fo:min-width="1.4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4cm" fo:min-width="1.77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4cm" fo:min-width="1.74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4cm" fo:min-width="0.77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4cm" fo:min-width="1.5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3cm" fo:min-width="0.2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text-properties fo:font-size="6pt"/>
    </style:style>
    <style:style style:name="P4" style:family="paragraph">
      <loext:graphic-properties draw:fill="none"/>
      <style:text-properties fo:font-size="6pt"/>
    </style:style>
    <style:style style:name="P5" style:family="paragraph">
      <loext:graphic-properties draw:fill="solid" draw:fill-color="#000000" draw:opacity="50%"/>
      <style:text-properties fo:font-size="6pt"/>
    </style:style>
    <style:style style:name="P6" style:family="paragraph">
      <style:paragraph-properties fo:text-align="start" style:writing-mode="lr-tb"/>
      <style:text-properties fo:font-size="6pt"/>
    </style:style>
    <style:style style:name="P7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style:paragraph-properties fo:text-align="start" style:writing-mode="lr-tb"/>
      <style:text-properties fo:font-size="6pt" fo:text-shadow="1pt 1pt"/>
    </style:style>
    <style:style style:name="P9" style:family="paragraph">
      <loext:graphic-properties draw:fill="none"/>
      <style:paragraph-properties fo:text-align="start" style:writing-mode="lr-tb"/>
      <style:text-properties fo:font-size="6pt" fo:text-shadow="1pt 1pt" style:font-size-asian="6pt" style:font-size-complex="6pt"/>
    </style:style>
    <style:style style:name="P10" style:family="paragraph">
      <style:paragraph-properties fo:text-align="start" style:writing-mode="lr-tb"/>
      <style:text-properties fo:font-size="5pt" fo:text-shadow="1pt 1pt" style:font-size-asian="5pt" style:font-size-complex="5pt"/>
    </style:style>
    <style:style style:name="P11" style:family="paragraph">
      <loext:graphic-properties draw:fill="none"/>
      <style:paragraph-properties fo:text-align="start" style:writing-mode="lr-tb"/>
      <style:text-properties fo:font-size="5pt" fo:text-shadow="1pt 1pt" style:font-size-asian="5pt" style:font-size-complex="5pt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Helvetica" style:font-size-asian="6pt" style:font-name-complex="Helvetica" style:font-size-complex="6pt"/>
    </style:style>
    <style:style style:name="T3" style:family="text">
      <style:text-properties fo:color="#000000" style:font-name="Helvetica" style:font-name-complex="Helvetic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Spike-by-Spike Neural Network</text:span></text:p>
          </draw:text-box>
        </draw:frame>
        <draw:path draw:style-name="gr2" draw:text-style-name="P3" draw:layer="layout" svg:width="0.356cm" svg:height="0.226cm" svg:x="1.683cm" svg:y="2.61cm" svg:viewBox="0 0 357 227" svg:d="M322 0c20 0 35 52 35 114s-15 113-35 113h-287c-18 0-35-51-35-113s17-114 35-114z">
          <text:p/>
        </draw:path>
        <draw:path draw:style-name="gr3" draw:text-style-name="P4" draw:layer="layout" svg:width="0.356cm" svg:height="0.226cm" svg:x="1.683cm" svg:y="2.61cm" svg:viewBox="0 0 357 227" svg:d="M322 0c20 0 35 52 35 114s-15 113-35 113h-287c-18 0-35-51-35-113s17-114 35-114z">
          <text:p/>
        </draw:path>
        <draw:path draw:style-name="gr3" draw:text-style-name="P4" draw:layer="layout" svg:width="0.035cm" svg:height="0.226cm" svg:x="1.968cm" svg:y="2.61cm" svg:viewBox="0 0 36 227" svg:d="M36 227c-20 0-36-51-36-113s16-114 36-114">
          <text:p/>
        </draw:path>
        <draw:path draw:style-name="gr2" draw:text-style-name="P3" draw:layer="layout" svg:width="0.356cm" svg:height="0.225cm" svg:x="1.683cm" svg:y="2.836cm" svg:viewBox="0 0 357 226" svg:d="M322 0c20 0 35 51 35 113 0 63-15 113-35 113h-287c-18 0-35-50-35-113 0-62 17-113 35-113z">
          <text:p/>
        </draw:path>
        <draw:path draw:style-name="gr3" draw:text-style-name="P4" draw:layer="layout" svg:width="0.356cm" svg:height="0.225cm" svg:x="1.683cm" svg:y="2.836cm" svg:viewBox="0 0 357 226" svg:d="M322 0c20 0 35 51 35 113 0 63-15 113-35 113h-287c-18 0-35-50-35-113 0-62 17-113 35-113z">
          <text:p/>
        </draw:path>
        <draw:path draw:style-name="gr3" draw:text-style-name="P4" draw:layer="layout" svg:width="0.035cm" svg:height="0.225cm" svg:x="1.968cm" svg:y="2.836cm" svg:viewBox="0 0 36 226" svg:d="M36 226c-20 0-36-50-36-113 0-62 16-113 36-113">
          <text:p/>
        </draw:path>
        <draw:path draw:style-name="gr2" draw:text-style-name="P3" draw:layer="layout" svg:width="0.356cm" svg:height="0.226cm" svg:x="1.683cm" svg:y="2.158cm" svg:viewBox="0 0 357 227" svg:d="M322 0c20 0 35 52 35 114s-15 113-35 113h-287c-18 0-35-51-35-113s17-114 35-114z">
          <text:p/>
        </draw:path>
        <draw:path draw:style-name="gr3" draw:text-style-name="P4" draw:layer="layout" svg:width="0.356cm" svg:height="0.226cm" svg:x="1.683cm" svg:y="2.158cm" svg:viewBox="0 0 357 227" svg:d="M322 0c20 0 35 52 35 114s-15 113-35 113h-287c-18 0-35-51-35-113s17-114 35-114z">
          <text:p/>
        </draw:path>
        <draw:path draw:style-name="gr3" draw:text-style-name="P4" draw:layer="layout" svg:width="0.035cm" svg:height="0.226cm" svg:x="1.968cm" svg:y="2.158cm" svg:viewBox="0 0 36 227" svg:d="M36 227c-20 0-36-51-36-113s16-114 36-114">
          <text:p/>
        </draw:path>
        <draw:path draw:style-name="gr2" draw:text-style-name="P3" draw:layer="layout" svg:width="0.356cm" svg:height="0.225cm" svg:x="1.683cm" svg:y="2.384cm" svg:viewBox="0 0 357 226" svg:d="M322 0c20 0 35 51 35 113 0 63-15 113-35 113h-287c-18 0-35-50-35-113 0-62 17-113 35-113z">
          <text:p/>
        </draw:path>
        <draw:path draw:style-name="gr3" draw:text-style-name="P4" draw:layer="layout" svg:width="0.356cm" svg:height="0.225cm" svg:x="1.683cm" svg:y="2.384cm" svg:viewBox="0 0 357 226" svg:d="M322 0c20 0 35 51 35 113 0 63-15 113-35 113h-287c-18 0-35-50-35-113 0-62 17-113 35-113z">
          <text:p/>
        </draw:path>
        <draw:path draw:style-name="gr3" draw:text-style-name="P4" draw:layer="layout" svg:width="0.035cm" svg:height="0.225cm" svg:x="1.968cm" svg:y="2.384cm" svg:viewBox="0 0 36 226" svg:d="M36 226c-20 0-36-50-36-113 0-62 16-113 36-113">
          <text:p/>
        </draw:path>
        <draw:path draw:style-name="gr2" draw:text-style-name="P3" draw:layer="layout" svg:width="0.356cm" svg:height="0.226cm" svg:x="1.683cm" svg:y="1.707cm" svg:viewBox="0 0 357 227" svg:d="M322 0c20 0 35 52 35 114s-15 113-35 113h-287c-18 0-35-51-35-113s17-114 35-114z">
          <text:p/>
        </draw:path>
        <draw:path draw:style-name="gr3" draw:text-style-name="P4" draw:layer="layout" svg:width="0.356cm" svg:height="0.226cm" svg:x="1.683cm" svg:y="1.707cm" svg:viewBox="0 0 357 227" svg:d="M322 0c20 0 35 52 35 114s-15 113-35 113h-287c-18 0-35-51-35-113s17-114 35-114z">
          <text:p/>
        </draw:path>
        <draw:path draw:style-name="gr3" draw:text-style-name="P4" draw:layer="layout" svg:width="0.035cm" svg:height="0.226cm" svg:x="1.968cm" svg:y="1.707cm" svg:viewBox="0 0 36 227" svg:d="M36 227c-20 0-36-51-36-113s16-114 36-114">
          <text:p/>
        </draw:path>
        <draw:path draw:style-name="gr2" draw:text-style-name="P3" draw:layer="layout" svg:width="0.356cm" svg:height="0.225cm" svg:x="1.683cm" svg:y="1.933cm" svg:viewBox="0 0 357 226" svg:d="M322 0c20 0 35 51 35 113 0 63-15 113-35 113h-287c-18 0-35-50-35-113 0-62 17-113 35-113z">
          <text:p/>
        </draw:path>
        <draw:path draw:style-name="gr3" draw:text-style-name="P4" draw:layer="layout" svg:width="0.356cm" svg:height="0.225cm" svg:x="1.683cm" svg:y="1.933cm" svg:viewBox="0 0 357 226" svg:d="M322 0c20 0 35 51 35 113 0 63-15 113-35 113h-287c-18 0-35-50-35-113 0-62 17-113 35-113z">
          <text:p/>
        </draw:path>
        <draw:path draw:style-name="gr3" draw:text-style-name="P4" draw:layer="layout" svg:width="0.035cm" svg:height="0.225cm" svg:x="1.968cm" svg:y="1.933cm" svg:viewBox="0 0 36 226" svg:d="M36 226c-20 0-36-50-36-113 0-62 16-113 36-113">
          <text:p/>
        </draw:path>
        <draw:path draw:style-name="gr2" draw:text-style-name="P3" draw:layer="layout" svg:width="0.356cm" svg:height="0.226cm" svg:x="1.683cm" svg:y="1.255cm" svg:viewBox="0 0 357 227" svg:d="M322 0c20 0 35 52 35 114s-15 113-35 113h-287c-18 0-35-51-35-113s17-114 35-114z">
          <text:p/>
        </draw:path>
        <draw:path draw:style-name="gr3" draw:text-style-name="P4" draw:layer="layout" svg:width="0.356cm" svg:height="0.226cm" svg:x="1.683cm" svg:y="1.255cm" svg:viewBox="0 0 357 227" svg:d="M322 0c20 0 35 52 35 114s-15 113-35 113h-287c-18 0-35-51-35-113s17-114 35-114z">
          <text:p/>
        </draw:path>
        <draw:path draw:style-name="gr3" draw:text-style-name="P4" draw:layer="layout" svg:width="0.035cm" svg:height="0.226cm" svg:x="1.968cm" svg:y="1.255cm" svg:viewBox="0 0 36 227" svg:d="M36 227c-20 0-36-51-36-113s16-114 36-114">
          <text:p/>
        </draw:path>
        <draw:path draw:style-name="gr2" draw:text-style-name="P3" draw:layer="layout" svg:width="0.356cm" svg:height="0.225cm" svg:x="1.683cm" svg:y="1.481cm" svg:viewBox="0 0 357 226" svg:d="M322 0c20 0 35 51 35 113 0 63-15 113-35 113h-287c-18 0-35-50-35-113 0-62 17-113 35-113z">
          <text:p/>
        </draw:path>
        <draw:path draw:style-name="gr3" draw:text-style-name="P4" draw:layer="layout" svg:width="0.356cm" svg:height="0.225cm" svg:x="1.683cm" svg:y="1.481cm" svg:viewBox="0 0 357 226" svg:d="M322 0c20 0 35 51 35 113 0 63-15 113-35 113h-287c-18 0-35-50-35-113 0-62 17-113 35-113z">
          <text:p/>
        </draw:path>
        <draw:path draw:style-name="gr3" draw:text-style-name="P4" draw:layer="layout" svg:width="0.035cm" svg:height="0.225cm" svg:x="1.968cm" svg:y="1.481cm" svg:viewBox="0 0 36 226" svg:d="M36 226c-20 0-36-50-36-113 0-62 16-113 36-113">
          <text:p/>
        </draw:path>
        <draw:path draw:style-name="gr2" draw:text-style-name="P3" draw:layer="layout" svg:width="0.356cm" svg:height="0.225cm" svg:x="1.614cm" svg:y="2.734cm" svg:viewBox="0 0 357 226" svg:d="M322 0c20 0 35 50 35 113s-15 113-35 113h-287c-18 0-35-50-35-113s17-113 35-113z">
          <text:p/>
        </draw:path>
        <draw:path draw:style-name="gr3" draw:text-style-name="P4" draw:layer="layout" svg:width="0.356cm" svg:height="0.225cm" svg:x="1.614cm" svg:y="2.734cm" svg:viewBox="0 0 357 226" svg:d="M322 0c20 0 35 50 35 113s-15 113-35 113h-287c-18 0-35-50-35-113s17-113 35-113z">
          <text:p/>
        </draw:path>
        <draw:path draw:style-name="gr3" draw:text-style-name="P4" draw:layer="layout" svg:width="0.035cm" svg:height="0.225cm" svg:x="1.9cm" svg:y="2.734cm" svg:viewBox="0 0 36 226" svg:d="M36 226c-20 0-36-50-36-113s16-113 36-113">
          <text:p/>
        </draw:path>
        <draw:path draw:style-name="gr2" draw:text-style-name="P3" draw:layer="layout" svg:width="0.356cm" svg:height="0.226cm" svg:x="1.614cm" svg:y="2.96cm" svg:viewBox="0 0 357 227" svg:d="M322 0c20 0 35 51 35 113 0 63-15 114-35 114h-287c-18 0-35-51-35-114 0-62 17-113 35-113z">
          <text:p/>
        </draw:path>
        <draw:path draw:style-name="gr3" draw:text-style-name="P4" draw:layer="layout" svg:width="0.356cm" svg:height="0.226cm" svg:x="1.614cm" svg:y="2.96cm" svg:viewBox="0 0 357 227" svg:d="M322 0c20 0 35 51 35 113 0 63-15 114-35 114h-287c-18 0-35-51-35-114 0-62 17-113 35-113z">
          <text:p/>
        </draw:path>
        <draw:path draw:style-name="gr3" draw:text-style-name="P4" draw:layer="layout" svg:width="0.035cm" svg:height="0.226cm" svg:x="1.9cm" svg:y="2.96cm" svg:viewBox="0 0 36 227" svg:d="M36 227c-20 0-36-51-36-114 0-62 16-113 36-113">
          <text:p/>
        </draw:path>
        <draw:path draw:style-name="gr2" draw:text-style-name="P3" draw:layer="layout" svg:width="0.356cm" svg:height="0.225cm" svg:x="1.614cm" svg:y="2.283cm" svg:viewBox="0 0 357 226" svg:d="M322 0c20 0 35 50 35 113s-15 113-35 113h-287c-18 0-35-50-35-113s17-113 35-113z">
          <text:p/>
        </draw:path>
        <draw:path draw:style-name="gr3" draw:text-style-name="P4" draw:layer="layout" svg:width="0.356cm" svg:height="0.225cm" svg:x="1.614cm" svg:y="2.283cm" svg:viewBox="0 0 357 226" svg:d="M322 0c20 0 35 50 35 113s-15 113-35 113h-287c-18 0-35-50-35-113s17-113 35-113z">
          <text:p/>
        </draw:path>
        <draw:path draw:style-name="gr3" draw:text-style-name="P4" draw:layer="layout" svg:width="0.035cm" svg:height="0.225cm" svg:x="1.9cm" svg:y="2.283cm" svg:viewBox="0 0 36 226" svg:d="M36 226c-20 0-36-50-36-113s16-113 36-113">
          <text:p/>
        </draw:path>
        <draw:path draw:style-name="gr2" draw:text-style-name="P3" draw:layer="layout" svg:width="0.356cm" svg:height="0.226cm" svg:x="1.614cm" svg:y="2.508cm" svg:viewBox="0 0 357 227" svg:d="M322 0c20 0 35 51 35 113 0 63-15 114-35 114h-287c-18 0-35-51-35-114 0-62 17-113 35-113z">
          <text:p/>
        </draw:path>
        <draw:path draw:style-name="gr3" draw:text-style-name="P4" draw:layer="layout" svg:width="0.356cm" svg:height="0.226cm" svg:x="1.614cm" svg:y="2.508cm" svg:viewBox="0 0 357 227" svg:d="M322 0c20 0 35 51 35 113 0 63-15 114-35 114h-287c-18 0-35-51-35-114 0-62 17-113 35-113z">
          <text:p/>
        </draw:path>
        <draw:path draw:style-name="gr3" draw:text-style-name="P4" draw:layer="layout" svg:width="0.035cm" svg:height="0.226cm" svg:x="1.9cm" svg:y="2.508cm" svg:viewBox="0 0 36 227" svg:d="M36 227c-20 0-36-51-36-114 0-62 16-113 36-113">
          <text:p/>
        </draw:path>
        <draw:path draw:style-name="gr2" draw:text-style-name="P3" draw:layer="layout" svg:width="0.356cm" svg:height="0.225cm" svg:x="1.614cm" svg:y="1.831cm" svg:viewBox="0 0 357 226" svg:d="M322 0c20 0 35 50 35 113s-15 113-35 113h-287c-18 0-35-50-35-113s17-113 35-113z">
          <text:p/>
        </draw:path>
        <draw:path draw:style-name="gr3" draw:text-style-name="P4" draw:layer="layout" svg:width="0.356cm" svg:height="0.225cm" svg:x="1.614cm" svg:y="1.831cm" svg:viewBox="0 0 357 226" svg:d="M322 0c20 0 35 50 35 113s-15 113-35 113h-287c-18 0-35-50-35-113s17-113 35-113z">
          <text:p/>
        </draw:path>
        <draw:path draw:style-name="gr3" draw:text-style-name="P4" draw:layer="layout" svg:width="0.035cm" svg:height="0.225cm" svg:x="1.9cm" svg:y="1.831cm" svg:viewBox="0 0 36 226" svg:d="M36 226c-20 0-36-50-36-113s16-113 36-113">
          <text:p/>
        </draw:path>
        <draw:path draw:style-name="gr2" draw:text-style-name="P3" draw:layer="layout" svg:width="0.356cm" svg:height="0.226cm" svg:x="1.614cm" svg:y="2.056cm" svg:viewBox="0 0 357 227" svg:d="M322 0c20 0 35 51 35 113 0 63-15 114-35 114h-287c-18 0-35-51-35-114 0-62 17-113 35-113z">
          <text:p/>
        </draw:path>
        <draw:path draw:style-name="gr3" draw:text-style-name="P4" draw:layer="layout" svg:width="0.356cm" svg:height="0.226cm" svg:x="1.614cm" svg:y="2.056cm" svg:viewBox="0 0 357 227" svg:d="M322 0c20 0 35 51 35 113 0 63-15 114-35 114h-287c-18 0-35-51-35-114 0-62 17-113 35-113z">
          <text:p/>
        </draw:path>
        <draw:path draw:style-name="gr3" draw:text-style-name="P4" draw:layer="layout" svg:width="0.035cm" svg:height="0.226cm" svg:x="1.9cm" svg:y="2.056cm" svg:viewBox="0 0 36 227" svg:d="M36 227c-20 0-36-51-36-114 0-62 16-113 36-113">
          <text:p/>
        </draw:path>
        <draw:path draw:style-name="gr2" draw:text-style-name="P3" draw:layer="layout" svg:width="0.356cm" svg:height="0.225cm" svg:x="1.614cm" svg:y="1.379cm" svg:viewBox="0 0 357 226" svg:d="M322 0c20 0 35 50 35 113s-15 113-35 113h-287c-18 0-35-50-35-113s17-113 35-113z">
          <text:p/>
        </draw:path>
        <draw:path draw:style-name="gr3" draw:text-style-name="P4" draw:layer="layout" svg:width="0.356cm" svg:height="0.225cm" svg:x="1.614cm" svg:y="1.379cm" svg:viewBox="0 0 357 226" svg:d="M322 0c20 0 35 50 35 113s-15 113-35 113h-287c-18 0-35-50-35-113s17-113 35-113z">
          <text:p/>
        </draw:path>
        <draw:path draw:style-name="gr3" draw:text-style-name="P4" draw:layer="layout" svg:width="0.035cm" svg:height="0.225cm" svg:x="1.9cm" svg:y="1.379cm" svg:viewBox="0 0 36 226" svg:d="M36 226c-20 0-36-50-36-113s16-113 36-113">
          <text:p/>
        </draw:path>
        <draw:path draw:style-name="gr2" draw:text-style-name="P3" draw:layer="layout" svg:width="0.356cm" svg:height="0.226cm" svg:x="1.614cm" svg:y="1.605cm" svg:viewBox="0 0 357 227" svg:d="M322 0c20 0 35 51 35 113 0 63-15 114-35 114h-287c-18 0-35-51-35-114 0-62 17-113 35-113z">
          <text:p/>
        </draw:path>
        <draw:path draw:style-name="gr3" draw:text-style-name="P4" draw:layer="layout" svg:width="0.356cm" svg:height="0.226cm" svg:x="1.614cm" svg:y="1.605cm" svg:viewBox="0 0 357 227" svg:d="M322 0c20 0 35 51 35 113 0 63-15 114-35 114h-287c-18 0-35-51-35-114 0-62 17-113 35-113z">
          <text:p/>
        </draw:path>
        <draw:path draw:style-name="gr3" draw:text-style-name="P4" draw:layer="layout" svg:width="0.035cm" svg:height="0.226cm" svg:x="1.9cm" svg:y="1.605cm" svg:viewBox="0 0 36 227" svg:d="M36 227c-20 0-36-51-36-114 0-62 16-113 36-113">
          <text:p/>
        </draw:path>
        <draw:path draw:style-name="gr2" draw:text-style-name="P3" draw:layer="layout" svg:width="0.356cm" svg:height="0.225cm" svg:x="1.537cm" svg:y="2.847cm" svg:viewBox="0 0 357 226" svg:d="M322 0c19 0 35 51 35 113 0 63-16 113-35 113h-287c-19 0-35-50-35-113 0-62 16-113 35-113z">
          <text:p/>
        </draw:path>
        <draw:path draw:style-name="gr3" draw:text-style-name="P4" draw:layer="layout" svg:width="0.356cm" svg:height="0.225cm" svg:x="1.537cm" svg:y="2.847cm" svg:viewBox="0 0 357 226" svg:d="M322 0c19 0 35 51 35 113 0 63-16 113-35 113h-287c-19 0-35-50-35-113 0-62 16-113 35-113z">
          <text:p/>
        </draw:path>
        <draw:path draw:style-name="gr3" draw:text-style-name="P4" draw:layer="layout" svg:width="0.035cm" svg:height="0.225cm" svg:x="1.823cm" svg:y="2.847cm" svg:viewBox="0 0 36 226" svg:d="M36 226c-20 0-36-50-36-113 0-62 16-113 36-113">
          <text:p/>
        </draw:path>
        <draw:path draw:style-name="gr2" draw:text-style-name="P3" draw:layer="layout" svg:width="0.356cm" svg:height="0.226cm" svg:x="1.537cm" svg:y="3.073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537cm" svg:y="3.073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823cm" svg:y="3.073cm" svg:viewBox="0 0 36 227" svg:d="M36 227c-20 0-36-51-36-113 0-63 16-114 36-114">
          <text:p/>
        </draw:path>
        <draw:path draw:style-name="gr2" draw:text-style-name="P3" draw:layer="layout" svg:width="0.356cm" svg:height="0.225cm" svg:x="1.537cm" svg:y="2.396cm" svg:viewBox="0 0 357 226" svg:d="M322 0c19 0 35 51 35 113 0 63-16 113-35 113h-287c-19 0-35-50-35-113 0-62 16-113 35-113z">
          <text:p/>
        </draw:path>
        <draw:path draw:style-name="gr3" draw:text-style-name="P4" draw:layer="layout" svg:width="0.356cm" svg:height="0.225cm" svg:x="1.537cm" svg:y="2.396cm" svg:viewBox="0 0 357 226" svg:d="M322 0c19 0 35 51 35 113 0 63-16 113-35 113h-287c-19 0-35-50-35-113 0-62 16-113 35-113z">
          <text:p/>
        </draw:path>
        <draw:path draw:style-name="gr3" draw:text-style-name="P4" draw:layer="layout" svg:width="0.035cm" svg:height="0.225cm" svg:x="1.823cm" svg:y="2.396cm" svg:viewBox="0 0 36 226" svg:d="M36 226c-20 0-36-50-36-113 0-62 16-113 36-113">
          <text:p/>
        </draw:path>
        <draw:path draw:style-name="gr2" draw:text-style-name="P3" draw:layer="layout" svg:width="0.356cm" svg:height="0.226cm" svg:x="1.537cm" svg:y="2.621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537cm" svg:y="2.621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823cm" svg:y="2.621cm" svg:viewBox="0 0 36 227" svg:d="M36 227c-20 0-36-51-36-113 0-63 16-114 36-114">
          <text:p/>
        </draw:path>
        <draw:path draw:style-name="gr2" draw:text-style-name="P3" draw:layer="layout" svg:width="0.356cm" svg:height="0.225cm" svg:x="1.537cm" svg:y="1.944cm" svg:viewBox="0 0 357 226" svg:d="M322 0c19 0 35 51 35 113 0 63-16 113-35 113h-287c-19 0-35-50-35-113 0-62 16-113 35-113z">
          <text:p/>
        </draw:path>
        <draw:path draw:style-name="gr3" draw:text-style-name="P4" draw:layer="layout" svg:width="0.356cm" svg:height="0.225cm" svg:x="1.537cm" svg:y="1.944cm" svg:viewBox="0 0 357 226" svg:d="M322 0c19 0 35 51 35 113 0 63-16 113-35 113h-287c-19 0-35-50-35-113 0-62 16-113 35-113z">
          <text:p/>
        </draw:path>
        <draw:path draw:style-name="gr3" draw:text-style-name="P4" draw:layer="layout" svg:width="0.035cm" svg:height="0.225cm" svg:x="1.823cm" svg:y="1.944cm" svg:viewBox="0 0 36 226" svg:d="M36 226c-20 0-36-50-36-113 0-62 16-113 36-113">
          <text:p/>
        </draw:path>
        <draw:path draw:style-name="gr2" draw:text-style-name="P3" draw:layer="layout" svg:width="0.356cm" svg:height="0.226cm" svg:x="1.537cm" svg:y="2.169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537cm" svg:y="2.169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823cm" svg:y="2.169cm" svg:viewBox="0 0 36 227" svg:d="M36 227c-20 0-36-51-36-113 0-63 16-114 36-114">
          <text:p/>
        </draw:path>
        <draw:path draw:style-name="gr2" draw:text-style-name="P3" draw:layer="layout" svg:width="0.356cm" svg:height="0.225cm" svg:x="1.537cm" svg:y="1.493cm" svg:viewBox="0 0 357 226" svg:d="M322 0c19 0 35 51 35 113 0 63-16 113-35 113h-287c-19 0-35-50-35-113 0-62 16-113 35-113z">
          <text:p/>
        </draw:path>
        <draw:path draw:style-name="gr3" draw:text-style-name="P4" draw:layer="layout" svg:width="0.356cm" svg:height="0.225cm" svg:x="1.537cm" svg:y="1.493cm" svg:viewBox="0 0 357 226" svg:d="M322 0c19 0 35 51 35 113 0 63-16 113-35 113h-287c-19 0-35-50-35-113 0-62 16-113 35-113z">
          <text:p/>
        </draw:path>
        <draw:path draw:style-name="gr3" draw:text-style-name="P4" draw:layer="layout" svg:width="0.035cm" svg:height="0.225cm" svg:x="1.823cm" svg:y="1.493cm" svg:viewBox="0 0 36 226" svg:d="M36 226c-20 0-36-50-36-113 0-62 16-113 36-113">
          <text:p/>
        </draw:path>
        <draw:path draw:style-name="gr2" draw:text-style-name="P3" draw:layer="layout" svg:width="0.356cm" svg:height="0.226cm" svg:x="1.537cm" svg:y="1.718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537cm" svg:y="1.718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823cm" svg:y="1.718cm" svg:viewBox="0 0 36 227" svg:d="M36 227c-20 0-36-51-36-113 0-63 16-114 36-114">
          <text:p/>
        </draw:path>
        <draw:path draw:style-name="gr2" draw:text-style-name="P3" draw:layer="layout" svg:width="0.356cm" svg:height="0.226cm" svg:x="1.468cm" svg:y="2.971cm" svg:viewBox="0 0 357 227" svg:d="M322 0c19 0 35 51 35 113 0 63-16 114-35 114h-286c-19 0-36-51-36-114 0-62 17-113 36-113z">
          <text:p/>
        </draw:path>
        <draw:path draw:style-name="gr3" draw:text-style-name="P4" draw:layer="layout" svg:width="0.356cm" svg:height="0.226cm" svg:x="1.468cm" svg:y="2.971cm" svg:viewBox="0 0 357 227" svg:d="M322 0c19 0 35 51 35 113 0 63-16 114-35 114h-286c-19 0-36-51-36-114 0-62 17-113 36-113z">
          <text:p/>
        </draw:path>
        <draw:path draw:style-name="gr3" draw:text-style-name="P4" draw:layer="layout" svg:width="0.035cm" svg:height="0.226cm" svg:x="1.754cm" svg:y="2.971cm" svg:viewBox="0 0 36 227" svg:d="M36 227c-20 0-36-51-36-114 0-62 16-113 36-113">
          <text:p/>
        </draw:path>
        <draw:path draw:style-name="gr2" draw:text-style-name="P3" draw:layer="layout" svg:width="0.356cm" svg:height="0.225cm" svg:x="1.468cm" svg:y="3.197cm" svg:viewBox="0 0 357 226" svg:d="M322 0c19 0 35 50 35 112 0 64-16 114-35 114h-286c-19 0-36-50-36-114 0-62 17-112 36-112z">
          <text:p/>
        </draw:path>
        <draw:path draw:style-name="gr3" draw:text-style-name="P4" draw:layer="layout" svg:width="0.356cm" svg:height="0.225cm" svg:x="1.468cm" svg:y="3.197cm" svg:viewBox="0 0 357 226" svg:d="M322 0c19 0 35 50 35 112 0 64-16 114-35 114h-286c-19 0-36-50-36-114 0-62 17-112 36-112z">
          <text:p/>
        </draw:path>
        <draw:path draw:style-name="gr3" draw:text-style-name="P4" draw:layer="layout" svg:width="0.035cm" svg:height="0.225cm" svg:x="1.754cm" svg:y="3.197cm" svg:viewBox="0 0 36 226" svg:d="M36 226c-20 0-36-50-36-114 0-62 16-112 36-112">
          <text:p/>
        </draw:path>
        <draw:path draw:style-name="gr2" draw:text-style-name="P3" draw:layer="layout" svg:width="0.356cm" svg:height="0.226cm" svg:x="1.468cm" svg:y="2.519cm" svg:viewBox="0 0 357 227" svg:d="M322 0c19 0 35 51 35 113 0 63-16 114-35 114h-286c-19 0-36-51-36-114 0-62 17-113 36-113z">
          <text:p/>
        </draw:path>
        <draw:path draw:style-name="gr3" draw:text-style-name="P4" draw:layer="layout" svg:width="0.356cm" svg:height="0.226cm" svg:x="1.468cm" svg:y="2.519cm" svg:viewBox="0 0 357 227" svg:d="M322 0c19 0 35 51 35 113 0 63-16 114-35 114h-286c-19 0-36-51-36-114 0-62 17-113 36-113z">
          <text:p/>
        </draw:path>
        <draw:path draw:style-name="gr3" draw:text-style-name="P4" draw:layer="layout" svg:width="0.035cm" svg:height="0.226cm" svg:x="1.754cm" svg:y="2.519cm" svg:viewBox="0 0 36 227" svg:d="M36 227c-20 0-36-51-36-114 0-62 16-113 36-113">
          <text:p/>
        </draw:path>
        <draw:path draw:style-name="gr2" draw:text-style-name="P3" draw:layer="layout" svg:width="0.356cm" svg:height="0.225cm" svg:x="1.468cm" svg:y="2.746cm" svg:viewBox="0 0 357 226" svg:d="M322 0c19 0 35 50 35 112 0 64-16 114-35 114h-286c-19 0-36-50-36-114 0-62 17-112 36-112z">
          <text:p/>
        </draw:path>
        <draw:path draw:style-name="gr3" draw:text-style-name="P4" draw:layer="layout" svg:width="0.356cm" svg:height="0.225cm" svg:x="1.468cm" svg:y="2.746cm" svg:viewBox="0 0 357 226" svg:d="M322 0c19 0 35 50 35 112 0 64-16 114-35 114h-286c-19 0-36-50-36-114 0-62 17-112 36-112z">
          <text:p/>
        </draw:path>
        <draw:path draw:style-name="gr3" draw:text-style-name="P4" draw:layer="layout" svg:width="0.035cm" svg:height="0.225cm" svg:x="1.754cm" svg:y="2.746cm" svg:viewBox="0 0 36 226" svg:d="M36 226c-20 0-36-50-36-114 0-62 16-112 36-112">
          <text:p/>
        </draw:path>
        <draw:path draw:style-name="gr2" draw:text-style-name="P3" draw:layer="layout" svg:width="0.356cm" svg:height="0.226cm" svg:x="1.468cm" svg:y="2.068cm" svg:viewBox="0 0 357 227" svg:d="M322 0c19 0 35 51 35 113 0 63-16 114-35 114h-286c-19 0-36-51-36-114 0-62 17-113 36-113z">
          <text:p/>
        </draw:path>
        <draw:path draw:style-name="gr3" draw:text-style-name="P4" draw:layer="layout" svg:width="0.356cm" svg:height="0.226cm" svg:x="1.468cm" svg:y="2.068cm" svg:viewBox="0 0 357 227" svg:d="M322 0c19 0 35 51 35 113 0 63-16 114-35 114h-286c-19 0-36-51-36-114 0-62 17-113 36-113z">
          <text:p/>
        </draw:path>
        <draw:path draw:style-name="gr3" draw:text-style-name="P4" draw:layer="layout" svg:width="0.035cm" svg:height="0.226cm" svg:x="1.754cm" svg:y="2.068cm" svg:viewBox="0 0 36 227" svg:d="M36 227c-20 0-36-51-36-114 0-62 16-113 36-113">
          <text:p/>
        </draw:path>
        <draw:path draw:style-name="gr2" draw:text-style-name="P3" draw:layer="layout" svg:width="0.356cm" svg:height="0.225cm" svg:x="1.468cm" svg:y="2.294cm" svg:viewBox="0 0 357 226" svg:d="M322 0c19 0 35 50 35 112 0 64-16 114-35 114h-286c-19 0-36-50-36-114 0-62 17-112 36-112z">
          <text:p/>
        </draw:path>
        <draw:path draw:style-name="gr3" draw:text-style-name="P4" draw:layer="layout" svg:width="0.356cm" svg:height="0.225cm" svg:x="1.468cm" svg:y="2.294cm" svg:viewBox="0 0 357 226" svg:d="M322 0c19 0 35 50 35 112 0 64-16 114-35 114h-286c-19 0-36-50-36-114 0-62 17-112 36-112z">
          <text:p/>
        </draw:path>
        <draw:path draw:style-name="gr3" draw:text-style-name="P4" draw:layer="layout" svg:width="0.035cm" svg:height="0.225cm" svg:x="1.754cm" svg:y="2.294cm" svg:viewBox="0 0 36 226" svg:d="M36 226c-20 0-36-50-36-114 0-62 16-112 36-112">
          <text:p/>
        </draw:path>
        <draw:path draw:style-name="gr2" draw:text-style-name="P3" draw:layer="layout" svg:width="0.356cm" svg:height="0.226cm" svg:x="1.468cm" svg:y="1.616cm" svg:viewBox="0 0 357 227" svg:d="M322 0c19 0 35 51 35 113 0 63-16 114-35 114h-286c-19 0-36-51-36-114 0-62 17-113 36-113z">
          <text:p/>
        </draw:path>
        <draw:path draw:style-name="gr3" draw:text-style-name="P4" draw:layer="layout" svg:width="0.356cm" svg:height="0.226cm" svg:x="1.468cm" svg:y="1.616cm" svg:viewBox="0 0 357 227" svg:d="M322 0c19 0 35 51 35 113 0 63-16 114-35 114h-286c-19 0-36-51-36-114 0-62 17-113 36-113z">
          <text:p/>
        </draw:path>
        <draw:path draw:style-name="gr3" draw:text-style-name="P4" draw:layer="layout" svg:width="0.035cm" svg:height="0.226cm" svg:x="1.754cm" svg:y="1.616cm" svg:viewBox="0 0 36 227" svg:d="M36 227c-20 0-36-51-36-114 0-62 16-113 36-113">
          <text:p/>
        </draw:path>
        <draw:path draw:style-name="gr2" draw:text-style-name="P3" draw:layer="layout" svg:width="0.356cm" svg:height="0.225cm" svg:x="1.468cm" svg:y="1.842cm" svg:viewBox="0 0 357 226" svg:d="M322 0c19 0 35 50 35 112 0 64-16 114-35 114h-286c-19 0-36-50-36-114 0-62 17-112 36-112z">
          <text:p/>
        </draw:path>
        <draw:path draw:style-name="gr3" draw:text-style-name="P4" draw:layer="layout" svg:width="0.356cm" svg:height="0.225cm" svg:x="1.468cm" svg:y="1.842cm" svg:viewBox="0 0 357 226" svg:d="M322 0c19 0 35 50 35 112 0 64-16 114-35 114h-286c-19 0-36-50-36-114 0-62 17-112 36-112z">
          <text:p/>
        </draw:path>
        <draw:path draw:style-name="gr3" draw:text-style-name="P4" draw:layer="layout" svg:width="0.035cm" svg:height="0.225cm" svg:x="1.754cm" svg:y="1.842cm" svg:viewBox="0 0 36 226" svg:d="M36 226c-20 0-36-50-36-114 0-62 16-112 36-112">
          <text:p/>
        </draw:path>
        <draw:path draw:style-name="gr2" draw:text-style-name="P3" draw:layer="layout" svg:width="0.356cm" svg:height="0.225cm" svg:x="1.399cm" svg:y="3.107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399cm" svg:y="3.107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685cm" svg:y="3.107cm" svg:viewBox="0 0 36 226" svg:d="M36 226c-20 0-36-51-36-114 0-62 16-112 36-112">
          <text:p/>
        </draw:path>
        <draw:path draw:style-name="gr2" draw:text-style-name="P3" draw:layer="layout" svg:width="0.356cm" svg:height="0.226cm" svg:x="1.399cm" svg:y="3.332cm" svg:viewBox="0 0 357 227" svg:d="M322 0c19 0 35 51 35 113s-16 114-35 114h-287c-19 0-35-52-35-114s16-113 35-113z">
          <text:p/>
        </draw:path>
        <draw:path draw:style-name="gr3" draw:text-style-name="P4" draw:layer="layout" svg:width="0.356cm" svg:height="0.226cm" svg:x="1.399cm" svg:y="3.332cm" svg:viewBox="0 0 357 227" svg:d="M322 0c19 0 35 51 35 113s-16 114-35 114h-287c-19 0-35-52-35-114s16-113 35-113z">
          <text:p/>
        </draw:path>
        <draw:path draw:style-name="gr3" draw:text-style-name="P4" draw:layer="layout" svg:width="0.035cm" svg:height="0.226cm" svg:x="1.685cm" svg:y="3.332cm" svg:viewBox="0 0 36 227" svg:d="M36 227c-20 0-36-52-36-114s16-113 36-113">
          <text:p/>
        </draw:path>
        <draw:path draw:style-name="gr2" draw:text-style-name="P3" draw:layer="layout" svg:width="0.356cm" svg:height="0.225cm" svg:x="1.399cm" svg:y="2.655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399cm" svg:y="2.655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685cm" svg:y="2.655cm" svg:viewBox="0 0 36 226" svg:d="M36 226c-20 0-36-51-36-114 0-62 16-112 36-112">
          <text:p/>
        </draw:path>
        <draw:path draw:style-name="gr2" draw:text-style-name="P3" draw:layer="layout" svg:width="0.356cm" svg:height="0.226cm" svg:x="1.399cm" svg:y="2.881cm" svg:viewBox="0 0 357 227" svg:d="M322 0c19 0 35 51 35 113s-16 114-35 114h-287c-19 0-35-52-35-114s16-113 35-113z">
          <text:p/>
        </draw:path>
        <draw:path draw:style-name="gr3" draw:text-style-name="P4" draw:layer="layout" svg:width="0.356cm" svg:height="0.226cm" svg:x="1.399cm" svg:y="2.881cm" svg:viewBox="0 0 357 227" svg:d="M322 0c19 0 35 51 35 113s-16 114-35 114h-287c-19 0-35-52-35-114s16-113 35-113z">
          <text:p/>
        </draw:path>
        <draw:path draw:style-name="gr3" draw:text-style-name="P4" draw:layer="layout" svg:width="0.035cm" svg:height="0.226cm" svg:x="1.685cm" svg:y="2.881cm" svg:viewBox="0 0 36 227" svg:d="M36 227c-20 0-36-52-36-114s16-113 36-113">
          <text:p/>
        </draw:path>
        <draw:path draw:style-name="gr2" draw:text-style-name="P3" draw:layer="layout" svg:width="0.356cm" svg:height="0.225cm" svg:x="1.399cm" svg:y="2.204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399cm" svg:y="2.204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685cm" svg:y="2.204cm" svg:viewBox="0 0 36 226" svg:d="M36 226c-20 0-36-51-36-114 0-62 16-112 36-112">
          <text:p/>
        </draw:path>
        <draw:path draw:style-name="gr2" draw:text-style-name="P3" draw:layer="layout" svg:width="0.356cm" svg:height="0.226cm" svg:x="1.399cm" svg:y="2.429cm" svg:viewBox="0 0 357 227" svg:d="M322 0c19 0 35 51 35 113s-16 114-35 114h-287c-19 0-35-52-35-114s16-113 35-113z">
          <text:p/>
        </draw:path>
        <draw:path draw:style-name="gr3" draw:text-style-name="P4" draw:layer="layout" svg:width="0.356cm" svg:height="0.226cm" svg:x="1.399cm" svg:y="2.429cm" svg:viewBox="0 0 357 227" svg:d="M322 0c19 0 35 51 35 113s-16 114-35 114h-287c-19 0-35-52-35-114s16-113 35-113z">
          <text:p/>
        </draw:path>
        <draw:path draw:style-name="gr3" draw:text-style-name="P4" draw:layer="layout" svg:width="0.035cm" svg:height="0.226cm" svg:x="1.685cm" svg:y="2.429cm" svg:viewBox="0 0 36 227" svg:d="M36 227c-20 0-36-52-36-114s16-113 36-113">
          <text:p/>
        </draw:path>
        <draw:path draw:style-name="gr2" draw:text-style-name="P3" draw:layer="layout" svg:width="0.356cm" svg:height="0.225cm" svg:x="1.399cm" svg:y="1.752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399cm" svg:y="1.752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685cm" svg:y="1.752cm" svg:viewBox="0 0 36 226" svg:d="M36 226c-20 0-36-51-36-114 0-62 16-112 36-112">
          <text:p/>
        </draw:path>
        <draw:path draw:style-name="gr2" draw:text-style-name="P3" draw:layer="layout" svg:width="0.356cm" svg:height="0.226cm" svg:x="1.399cm" svg:y="1.977cm" svg:viewBox="0 0 357 227" svg:d="M322 0c19 0 35 51 35 113s-16 114-35 114h-287c-19 0-35-52-35-114s16-113 35-113z">
          <text:p/>
        </draw:path>
        <draw:path draw:style-name="gr3" draw:text-style-name="P4" draw:layer="layout" svg:width="0.356cm" svg:height="0.226cm" svg:x="1.399cm" svg:y="1.977cm" svg:viewBox="0 0 357 227" svg:d="M322 0c19 0 35 51 35 113s-16 114-35 114h-287c-19 0-35-52-35-114s16-113 35-113z">
          <text:p/>
        </draw:path>
        <draw:path draw:style-name="gr3" draw:text-style-name="P4" draw:layer="layout" svg:width="0.035cm" svg:height="0.226cm" svg:x="1.685cm" svg:y="1.977cm" svg:viewBox="0 0 36 227" svg:d="M36 227c-20 0-36-52-36-114s16-113 36-113">
          <text:p/>
        </draw:path>
        <draw:path draw:style-name="gr2" draw:text-style-name="P3" draw:layer="layout" svg:width="0.356cm" svg:height="0.226cm" svg:x="1.33cm" svg:y="3.23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33cm" svg:y="3.23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616cm" svg:y="3.23cm" svg:viewBox="0 0 36 227" svg:d="M36 227c-20 0-36-51-36-113 0-63 16-114 36-114">
          <text:p/>
        </draw:path>
        <draw:path draw:style-name="gr2" draw:text-style-name="P3" draw:layer="layout" svg:width="0.356cm" svg:height="0.225cm" svg:x="1.33cm" svg:y="3.457cm" svg:viewBox="0 0 357 226" svg:d="M322 0c19 0 35 50 35 114 0 62-16 112-35 112h-287c-19 0-35-50-35-112 0-64 16-114 35-114z">
          <text:p/>
        </draw:path>
        <draw:path draw:style-name="gr3" draw:text-style-name="P4" draw:layer="layout" svg:width="0.356cm" svg:height="0.225cm" svg:x="1.33cm" svg:y="3.457cm" svg:viewBox="0 0 357 226" svg:d="M322 0c19 0 35 50 35 114 0 62-16 112-35 112h-287c-19 0-35-50-35-112 0-64 16-114 35-114z">
          <text:p/>
        </draw:path>
        <draw:path draw:style-name="gr3" draw:text-style-name="P4" draw:layer="layout" svg:width="0.035cm" svg:height="0.225cm" svg:x="1.616cm" svg:y="3.457cm" svg:viewBox="0 0 36 226" svg:d="M36 226c-20 0-36-50-36-112 0-64 16-114 36-114">
          <text:p/>
        </draw:path>
        <draw:path draw:style-name="gr2" draw:text-style-name="P3" draw:layer="layout" svg:width="0.356cm" svg:height="0.226cm" svg:x="1.33cm" svg:y="2.779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33cm" svg:y="2.779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616cm" svg:y="2.779cm" svg:viewBox="0 0 36 227" svg:d="M36 227c-20 0-36-51-36-113 0-63 16-114 36-114">
          <text:p/>
        </draw:path>
        <draw:path draw:style-name="gr2" draw:text-style-name="P3" draw:layer="layout" svg:width="0.356cm" svg:height="0.225cm" svg:x="1.33cm" svg:y="3.005cm" svg:viewBox="0 0 357 226" svg:d="M322 0c19 0 35 50 35 114 0 62-16 112-35 112h-287c-19 0-35-50-35-112 0-64 16-114 35-114z">
          <text:p/>
        </draw:path>
        <draw:path draw:style-name="gr3" draw:text-style-name="P4" draw:layer="layout" svg:width="0.356cm" svg:height="0.225cm" svg:x="1.33cm" svg:y="3.005cm" svg:viewBox="0 0 357 226" svg:d="M322 0c19 0 35 50 35 114 0 62-16 112-35 112h-287c-19 0-35-50-35-112 0-64 16-114 35-114z">
          <text:p/>
        </draw:path>
        <draw:path draw:style-name="gr3" draw:text-style-name="P4" draw:layer="layout" svg:width="0.035cm" svg:height="0.225cm" svg:x="1.616cm" svg:y="3.005cm" svg:viewBox="0 0 36 226" svg:d="M36 226c-20 0-36-50-36-112 0-64 16-114 36-114">
          <text:p/>
        </draw:path>
        <draw:path draw:style-name="gr2" draw:text-style-name="P3" draw:layer="layout" svg:width="0.356cm" svg:height="0.226cm" svg:x="1.33cm" svg:y="2.327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33cm" svg:y="2.327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616cm" svg:y="2.327cm" svg:viewBox="0 0 36 227" svg:d="M36 227c-20 0-36-51-36-113 0-63 16-114 36-114">
          <text:p/>
        </draw:path>
        <draw:path draw:style-name="gr2" draw:text-style-name="P3" draw:layer="layout" svg:width="0.356cm" svg:height="0.225cm" svg:x="1.33cm" svg:y="2.554cm" svg:viewBox="0 0 357 226" svg:d="M322 0c19 0 35 50 35 114 0 62-16 112-35 112h-287c-19 0-35-50-35-112 0-64 16-114 35-114z">
          <text:p/>
        </draw:path>
        <draw:path draw:style-name="gr3" draw:text-style-name="P4" draw:layer="layout" svg:width="0.356cm" svg:height="0.225cm" svg:x="1.33cm" svg:y="2.554cm" svg:viewBox="0 0 357 226" svg:d="M322 0c19 0 35 50 35 114 0 62-16 112-35 112h-287c-19 0-35-50-35-112 0-64 16-114 35-114z">
          <text:p/>
        </draw:path>
        <draw:path draw:style-name="gr3" draw:text-style-name="P4" draw:layer="layout" svg:width="0.035cm" svg:height="0.225cm" svg:x="1.616cm" svg:y="2.554cm" svg:viewBox="0 0 36 226" svg:d="M36 226c-20 0-36-50-36-112 0-64 16-114 36-114">
          <text:p/>
        </draw:path>
        <draw:path draw:style-name="gr2" draw:text-style-name="P3" draw:layer="layout" svg:width="0.356cm" svg:height="0.226cm" svg:x="1.33cm" svg:y="1.876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33cm" svg:y="1.876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616cm" svg:y="1.876cm" svg:viewBox="0 0 36 227" svg:d="M36 227c-20 0-36-51-36-113 0-63 16-114 36-114">
          <text:p/>
        </draw:path>
        <draw:path draw:style-name="gr2" draw:text-style-name="P3" draw:layer="layout" svg:width="0.356cm" svg:height="0.225cm" svg:x="1.33cm" svg:y="2.102cm" svg:viewBox="0 0 357 226" svg:d="M322 0c19 0 35 50 35 114 0 62-16 112-35 112h-287c-19 0-35-50-35-112 0-64 16-114 35-114z">
          <text:p/>
        </draw:path>
        <draw:path draw:style-name="gr3" draw:text-style-name="P4" draw:layer="layout" svg:width="0.356cm" svg:height="0.225cm" svg:x="1.33cm" svg:y="2.102cm" svg:viewBox="0 0 357 226" svg:d="M322 0c19 0 35 50 35 114 0 62-16 112-35 112h-287c-19 0-35-50-35-112 0-64 16-114 35-114z">
          <text:p/>
        </draw:path>
        <draw:path draw:style-name="gr3" draw:text-style-name="P4" draw:layer="layout" svg:width="0.035cm" svg:height="0.225cm" svg:x="1.616cm" svg:y="2.102cm" svg:viewBox="0 0 36 226" svg:d="M36 226c-20 0-36-50-36-112 0-64 16-114 36-114">
          <text:p/>
        </draw:path>
        <draw:path draw:style-name="gr2" draw:text-style-name="P3" draw:layer="layout" svg:width="0.356cm" svg:height="0.226cm" svg:x="1.253cm" svg:y="3.344cm" svg:viewBox="0 0 357 227" svg:d="M322 0c19 0 35 50 35 113 0 62-16 114-35 114h-287c-19 0-35-52-35-114 0-63 16-113 35-113z">
          <text:p/>
        </draw:path>
        <draw:path draw:style-name="gr3" draw:text-style-name="P4" draw:layer="layout" svg:width="0.356cm" svg:height="0.226cm" svg:x="1.253cm" svg:y="3.344cm" svg:viewBox="0 0 357 227" svg:d="M322 0c19 0 35 50 35 113 0 62-16 114-35 114h-287c-19 0-35-52-35-114 0-63 16-113 35-113z">
          <text:p/>
        </draw:path>
        <draw:path draw:style-name="gr3" draw:text-style-name="P4" draw:layer="layout" svg:width="0.035cm" svg:height="0.226cm" svg:x="1.538cm" svg:y="3.344cm" svg:viewBox="0 0 36 227" svg:d="M36 227c-20 0-36-52-36-114 0-63 16-113 36-113">
          <text:p/>
        </draw:path>
        <draw:path draw:style-name="gr2" draw:text-style-name="P3" draw:layer="layout" svg:width="0.356cm" svg:height="0.225cm" svg:x="1.253cm" svg:y="3.57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253cm" svg:y="3.57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538cm" svg:y="3.57cm" svg:viewBox="0 0 36 226" svg:d="M36 226c-20 0-36-51-36-114 0-62 16-112 36-112">
          <text:p/>
        </draw:path>
        <draw:path draw:style-name="gr2" draw:text-style-name="P3" draw:layer="layout" svg:width="0.356cm" svg:height="0.226cm" svg:x="1.253cm" svg:y="2.892cm" svg:viewBox="0 0 357 227" svg:d="M322 0c19 0 35 50 35 113 0 62-16 114-35 114h-287c-19 0-35-52-35-114 0-63 16-113 35-113z">
          <text:p/>
        </draw:path>
        <draw:path draw:style-name="gr3" draw:text-style-name="P4" draw:layer="layout" svg:width="0.356cm" svg:height="0.226cm" svg:x="1.253cm" svg:y="2.892cm" svg:viewBox="0 0 357 227" svg:d="M322 0c19 0 35 50 35 113 0 62-16 114-35 114h-287c-19 0-35-52-35-114 0-63 16-113 35-113z">
          <text:p/>
        </draw:path>
        <draw:path draw:style-name="gr3" draw:text-style-name="P4" draw:layer="layout" svg:width="0.035cm" svg:height="0.226cm" svg:x="1.538cm" svg:y="2.892cm" svg:viewBox="0 0 36 227" svg:d="M36 227c-20 0-36-52-36-114 0-63 16-113 36-113">
          <text:p/>
        </draw:path>
        <draw:path draw:style-name="gr2" draw:text-style-name="P3" draw:layer="layout" svg:width="0.356cm" svg:height="0.225cm" svg:x="1.253cm" svg:y="3.118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253cm" svg:y="3.118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538cm" svg:y="3.118cm" svg:viewBox="0 0 36 226" svg:d="M36 226c-20 0-36-51-36-114 0-62 16-112 36-112">
          <text:p/>
        </draw:path>
        <draw:path draw:style-name="gr2" draw:text-style-name="P3" draw:layer="layout" svg:width="0.356cm" svg:height="0.226cm" svg:x="1.253cm" svg:y="2.44cm" svg:viewBox="0 0 357 227" svg:d="M322 0c19 0 35 50 35 113 0 62-16 114-35 114h-287c-19 0-35-52-35-114 0-63 16-113 35-113z">
          <text:p/>
        </draw:path>
        <draw:path draw:style-name="gr3" draw:text-style-name="P4" draw:layer="layout" svg:width="0.356cm" svg:height="0.226cm" svg:x="1.253cm" svg:y="2.44cm" svg:viewBox="0 0 357 227" svg:d="M322 0c19 0 35 50 35 113 0 62-16 114-35 114h-287c-19 0-35-52-35-114 0-63 16-113 35-113z">
          <text:p/>
        </draw:path>
        <draw:path draw:style-name="gr3" draw:text-style-name="P4" draw:layer="layout" svg:width="0.035cm" svg:height="0.226cm" svg:x="1.538cm" svg:y="2.44cm" svg:viewBox="0 0 36 227" svg:d="M36 227c-20 0-36-52-36-114 0-63 16-113 36-113">
          <text:p/>
        </draw:path>
        <draw:path draw:style-name="gr2" draw:text-style-name="P3" draw:layer="layout" svg:width="0.356cm" svg:height="0.225cm" svg:x="1.253cm" svg:y="2.667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253cm" svg:y="2.667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538cm" svg:y="2.667cm" svg:viewBox="0 0 36 226" svg:d="M36 226c-20 0-36-51-36-114 0-62 16-112 36-112">
          <text:p/>
        </draw:path>
        <draw:path draw:style-name="gr2" draw:text-style-name="P3" draw:layer="layout" svg:width="0.356cm" svg:height="0.226cm" svg:x="1.253cm" svg:y="1.989cm" svg:viewBox="0 0 357 227" svg:d="M322 0c19 0 35 50 35 113 0 62-16 114-35 114h-287c-19 0-35-52-35-114 0-63 16-113 35-113z">
          <text:p/>
        </draw:path>
        <draw:path draw:style-name="gr3" draw:text-style-name="P4" draw:layer="layout" svg:width="0.356cm" svg:height="0.226cm" svg:x="1.253cm" svg:y="1.989cm" svg:viewBox="0 0 357 227" svg:d="M322 0c19 0 35 50 35 113 0 62-16 114-35 114h-287c-19 0-35-52-35-114 0-63 16-113 35-113z">
          <text:p/>
        </draw:path>
        <draw:path draw:style-name="gr3" draw:text-style-name="P4" draw:layer="layout" svg:width="0.035cm" svg:height="0.226cm" svg:x="1.538cm" svg:y="1.989cm" svg:viewBox="0 0 36 227" svg:d="M36 227c-20 0-36-52-36-114 0-63 16-113 36-113">
          <text:p/>
        </draw:path>
        <draw:path draw:style-name="gr2" draw:text-style-name="P3" draw:layer="layout" svg:width="0.356cm" svg:height="0.225cm" svg:x="1.253cm" svg:y="2.215cm" svg:viewBox="0 0 357 226" svg:d="M322 0c19 0 35 50 35 112 0 63-16 114-35 114h-287c-19 0-35-51-35-114 0-62 16-112 35-112z">
          <text:p/>
        </draw:path>
        <draw:path draw:style-name="gr3" draw:text-style-name="P4" draw:layer="layout" svg:width="0.356cm" svg:height="0.225cm" svg:x="1.253cm" svg:y="2.215cm" svg:viewBox="0 0 357 226" svg:d="M322 0c19 0 35 50 35 112 0 63-16 114-35 114h-287c-19 0-35-51-35-114 0-62 16-112 35-112z">
          <text:p/>
        </draw:path>
        <draw:path draw:style-name="gr3" draw:text-style-name="P4" draw:layer="layout" svg:width="0.035cm" svg:height="0.225cm" svg:x="1.538cm" svg:y="2.215cm" svg:viewBox="0 0 36 226" svg:d="M36 226c-20 0-36-51-36-114 0-62 16-112 36-112">
          <text:p/>
        </draw:path>
        <draw:path draw:style-name="gr2" draw:text-style-name="P3" draw:layer="layout" svg:width="0.356cm" svg:height="0.225cm" svg:x="1.184cm" svg:y="3.468cm" svg:viewBox="0 0 357 226" svg:d="M322 0c19 0 35 50 35 113s-16 113-35 113h-287c-19 0-35-50-35-113s16-113 35-113z">
          <text:p/>
        </draw:path>
        <draw:path draw:style-name="gr3" draw:text-style-name="P4" draw:layer="layout" svg:width="0.356cm" svg:height="0.225cm" svg:x="1.184cm" svg:y="3.468cm" svg:viewBox="0 0 357 226" svg:d="M322 0c19 0 35 50 35 113s-16 113-35 113h-287c-19 0-35-50-35-113s16-113 35-113z">
          <text:p/>
        </draw:path>
        <draw:path draw:style-name="gr3" draw:text-style-name="P4" draw:layer="layout" svg:width="0.035cm" svg:height="0.225cm" svg:x="1.47cm" svg:y="3.468cm" svg:viewBox="0 0 36 226" svg:d="M36 226c-20 0-36-50-36-113s16-113 36-113">
          <text:p/>
        </draw:path>
        <draw:path draw:style-name="gr2" draw:text-style-name="P3" draw:layer="layout" svg:width="0.356cm" svg:height="0.226cm" svg:x="1.184cm" svg:y="3.693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184cm" svg:y="3.693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47cm" svg:y="3.693cm" svg:viewBox="0 0 36 227" svg:d="M36 227c-20 0-36-51-36-113 0-63 16-114 36-114">
          <text:p/>
        </draw:path>
        <draw:path draw:style-name="gr2" draw:text-style-name="P3" draw:layer="layout" svg:width="0.356cm" svg:height="0.225cm" svg:x="1.184cm" svg:y="3.016cm" svg:viewBox="0 0 357 226" svg:d="M322 0c19 0 35 50 35 113s-16 113-35 113h-287c-19 0-35-50-35-113s16-113 35-113z">
          <text:p/>
        </draw:path>
        <draw:path draw:style-name="gr3" draw:text-style-name="P4" draw:layer="layout" svg:width="0.356cm" svg:height="0.225cm" svg:x="1.184cm" svg:y="3.016cm" svg:viewBox="0 0 357 226" svg:d="M322 0c19 0 35 50 35 113s-16 113-35 113h-287c-19 0-35-50-35-113s16-113 35-113z">
          <text:p/>
        </draw:path>
        <draw:path draw:style-name="gr3" draw:text-style-name="P4" draw:layer="layout" svg:width="0.035cm" svg:height="0.225cm" svg:x="1.47cm" svg:y="3.016cm" svg:viewBox="0 0 36 226" svg:d="M36 226c-20 0-36-50-36-113s16-113 36-113">
          <text:p/>
        </draw:path>
        <draw:path draw:style-name="gr2" draw:text-style-name="P3" draw:layer="layout" svg:width="0.356cm" svg:height="0.226cm" svg:x="1.184cm" svg:y="3.242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184cm" svg:y="3.242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47cm" svg:y="3.242cm" svg:viewBox="0 0 36 227" svg:d="M36 227c-20 0-36-51-36-113 0-63 16-114 36-114">
          <text:p/>
        </draw:path>
        <draw:path draw:style-name="gr2" draw:text-style-name="P3" draw:layer="layout" svg:width="0.356cm" svg:height="0.225cm" svg:x="1.184cm" svg:y="2.565cm" svg:viewBox="0 0 357 226" svg:d="M322 0c19 0 35 50 35 113s-16 113-35 113h-287c-19 0-35-50-35-113s16-113 35-113z">
          <text:p/>
        </draw:path>
        <draw:path draw:style-name="gr3" draw:text-style-name="P4" draw:layer="layout" svg:width="0.356cm" svg:height="0.225cm" svg:x="1.184cm" svg:y="2.565cm" svg:viewBox="0 0 357 226" svg:d="M322 0c19 0 35 50 35 113s-16 113-35 113h-287c-19 0-35-50-35-113s16-113 35-113z">
          <text:p/>
        </draw:path>
        <draw:path draw:style-name="gr3" draw:text-style-name="P4" draw:layer="layout" svg:width="0.035cm" svg:height="0.225cm" svg:x="1.47cm" svg:y="2.565cm" svg:viewBox="0 0 36 226" svg:d="M36 226c-20 0-36-50-36-113s16-113 36-113">
          <text:p/>
        </draw:path>
        <draw:path draw:style-name="gr2" draw:text-style-name="P3" draw:layer="layout" svg:width="0.356cm" svg:height="0.226cm" svg:x="1.184cm" svg:y="2.79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184cm" svg:y="2.79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47cm" svg:y="2.79cm" svg:viewBox="0 0 36 227" svg:d="M36 227c-20 0-36-51-36-113 0-63 16-114 36-114">
          <text:p/>
        </draw:path>
        <draw:path draw:style-name="gr2" draw:text-style-name="P3" draw:layer="layout" svg:width="0.356cm" svg:height="0.225cm" svg:x="1.184cm" svg:y="2.113cm" svg:viewBox="0 0 357 226" svg:d="M322 0c19 0 35 50 35 113s-16 113-35 113h-287c-19 0-35-50-35-113s16-113 35-113z">
          <text:p/>
        </draw:path>
        <draw:path draw:style-name="gr3" draw:text-style-name="P4" draw:layer="layout" svg:width="0.356cm" svg:height="0.225cm" svg:x="1.184cm" svg:y="2.113cm" svg:viewBox="0 0 357 226" svg:d="M322 0c19 0 35 50 35 113s-16 113-35 113h-287c-19 0-35-50-35-113s16-113 35-113z">
          <text:p/>
        </draw:path>
        <draw:path draw:style-name="gr3" draw:text-style-name="P4" draw:layer="layout" svg:width="0.035cm" svg:height="0.225cm" svg:x="1.47cm" svg:y="2.113cm" svg:viewBox="0 0 36 226" svg:d="M36 226c-20 0-36-50-36-113s16-113 36-113">
          <text:p/>
        </draw:path>
        <draw:path draw:style-name="gr2" draw:text-style-name="P3" draw:layer="layout" svg:width="0.356cm" svg:height="0.226cm" svg:x="1.184cm" svg:y="2.339cm" svg:viewBox="0 0 357 227" svg:d="M322 0c19 0 35 51 35 114 0 62-16 113-35 113h-287c-19 0-35-51-35-113 0-63 16-114 35-114z">
          <text:p/>
        </draw:path>
        <draw:path draw:style-name="gr3" draw:text-style-name="P4" draw:layer="layout" svg:width="0.356cm" svg:height="0.226cm" svg:x="1.184cm" svg:y="2.339cm" svg:viewBox="0 0 357 227" svg:d="M322 0c19 0 35 51 35 114 0 62-16 113-35 113h-287c-19 0-35-51-35-113 0-63 16-114 35-114z">
          <text:p/>
        </draw:path>
        <draw:path draw:style-name="gr3" draw:text-style-name="P4" draw:layer="layout" svg:width="0.035cm" svg:height="0.226cm" svg:x="1.47cm" svg:y="2.339cm" svg:viewBox="0 0 36 227" svg:d="M36 227c-20 0-36-51-36-113 0-63 16-114 36-114">
          <text:p/>
        </draw:path>
        <draw:line draw:style-name="gr4" draw:text-style-name="P4" draw:layer="layout" svg:x1="1.515cm" svg:y1="2.227cm" svg:x2="2.23cm" svg:y2="2.227cm">
          <text:p/>
        </draw:line>
        <draw:line draw:style-name="gr4" draw:text-style-name="P4" draw:layer="layout" svg:x1="1.515cm" svg:y1="2.227cm" svg:x2="1.511cm" svg:y2="2.227cm">
          <text:p/>
        </draw:line>
        <draw:polygon draw:style-name="gr5" draw:text-style-name="P5" draw:layer="layout" svg:width="0.123cm" svg:height="0.105cm" svg:x="2.235cm" svg:y="2.174cm" svg:viewBox="0 0 124 106" draw:points="124,53 0,106 0,0">
          <text:p/>
        </draw:polygon>
        <draw:line draw:style-name="gr4" draw:text-style-name="P4" draw:layer="layout" svg:x1="1.515cm" svg:y1="2.453cm" svg:x2="2.23cm" svg:y2="2.453cm">
          <text:p/>
        </draw:line>
        <draw:line draw:style-name="gr4" draw:text-style-name="P4" draw:layer="layout" svg:x1="1.515cm" svg:y1="2.453cm" svg:x2="1.511cm" svg:y2="2.453cm">
          <text:p/>
        </draw:line>
        <draw:polygon draw:style-name="gr5" draw:text-style-name="P5" draw:layer="layout" svg:width="0.123cm" svg:height="0.105cm" svg:x="2.235cm" svg:y="2.4cm" svg:viewBox="0 0 124 106" draw:points="124,53 0,106 0,0">
          <text:p/>
        </draw:polygon>
        <draw:line draw:style-name="gr4" draw:text-style-name="P4" draw:layer="layout" svg:x1="1.515cm" svg:y1="2.679cm" svg:x2="2.23cm" svg:y2="2.679cm">
          <text:p/>
        </draw:line>
        <draw:line draw:style-name="gr4" draw:text-style-name="P4" draw:layer="layout" svg:x1="1.515cm" svg:y1="2.679cm" svg:x2="1.511cm" svg:y2="2.679cm">
          <text:p/>
        </draw:line>
        <draw:polygon draw:style-name="gr5" draw:text-style-name="P5" draw:layer="layout" svg:width="0.123cm" svg:height="0.105cm" svg:x="2.235cm" svg:y="2.625cm" svg:viewBox="0 0 124 106" draw:points="124,53 0,106 0,0">
          <text:p/>
        </draw:polygon>
        <draw:line draw:style-name="gr4" draw:text-style-name="P4" draw:layer="layout" svg:x1="1.515cm" svg:y1="2.904cm" svg:x2="2.23cm" svg:y2="2.904cm">
          <text:p/>
        </draw:line>
        <draw:line draw:style-name="gr4" draw:text-style-name="P4" draw:layer="layout" svg:x1="1.515cm" svg:y1="2.904cm" svg:x2="1.511cm" svg:y2="2.904cm">
          <text:p/>
        </draw:line>
        <draw:polygon draw:style-name="gr5" draw:text-style-name="P5" draw:layer="layout" svg:width="0.123cm" svg:height="0.105cm" svg:x="2.235cm" svg:y="2.851cm" svg:viewBox="0 0 124 106" draw:points="124,53 0,106 0,0">
          <text:p/>
        </draw:polygon>
        <draw:line draw:style-name="gr4" draw:text-style-name="P4" draw:layer="layout" svg:x1="1.515cm" svg:y1="3.13cm" svg:x2="2.23cm" svg:y2="3.13cm">
          <text:p/>
        </draw:line>
        <draw:line draw:style-name="gr4" draw:text-style-name="P4" draw:layer="layout" svg:x1="1.515cm" svg:y1="3.13cm" svg:x2="1.511cm" svg:y2="3.13cm">
          <text:p/>
        </draw:line>
        <draw:polygon draw:style-name="gr5" draw:text-style-name="P5" draw:layer="layout" svg:width="0.123cm" svg:height="0.105cm" svg:x="2.235cm" svg:y="3.077cm" svg:viewBox="0 0 124 106" draw:points="124,54 0,106 0,0">
          <text:p/>
        </draw:polygon>
        <draw:line draw:style-name="gr4" draw:text-style-name="P4" draw:layer="layout" svg:x1="1.515cm" svg:y1="3.356cm" svg:x2="2.23cm" svg:y2="3.356cm">
          <text:p/>
        </draw:line>
        <draw:line draw:style-name="gr4" draw:text-style-name="P4" draw:layer="layout" svg:x1="1.515cm" svg:y1="3.356cm" svg:x2="1.511cm" svg:y2="3.356cm">
          <text:p/>
        </draw:line>
        <draw:polygon draw:style-name="gr5" draw:text-style-name="P5" draw:layer="layout" svg:width="0.123cm" svg:height="0.105cm" svg:x="2.235cm" svg:y="3.303cm" svg:viewBox="0 0 124 106" draw:points="124,53 0,106 0,0">
          <text:p/>
        </draw:polygon>
        <draw:polygon draw:style-name="gr6" draw:text-style-name="P5" draw:layer="layout" svg:width="0.715cm" svg:height="0.011cm" svg:x="1.515cm" svg:y="3.576cm" svg:viewBox="0 0 716 12" draw:points="716,12 0,12 0,0 716,0">
          <text:p/>
        </draw:polygon>
        <draw:polygon draw:style-name="gr6" draw:text-style-name="P5" draw:layer="layout" svg:width="0.004cm" svg:height="0.011cm" svg:x="1.511cm" svg:y="3.576cm" svg:viewBox="0 0 5 12" draw:points="5,12 0,12 0,0 5,0">
          <text:p/>
        </draw:polygon>
        <draw:polygon draw:style-name="gr6" draw:text-style-name="P5" draw:layer="layout" svg:width="0.123cm" svg:height="0.105cm" svg:x="2.235cm" svg:y="3.528cm" svg:viewBox="0 0 124 106" draw:points="124,53 0,106 0,0">
          <text:p/>
        </draw:polygon>
        <draw:path draw:style-name="gr6" draw:text-style-name="P5" draw:layer="layout" svg:width="0.141cm" svg:height="0.121cm" svg:x="2.23cm" svg:y="3.521cm" svg:viewBox="0 0 142 122" svg:d="M142 61l-142 61v-122zM9 105l105-44-105-45z">
          <text:p/>
        </draw:path>
        <draw:path draw:style-name="gr6" draw:text-style-name="P5" draw:layer="layout" svg:width="0.715cm" svg:height="0.01cm" svg:x="1.515cm" svg:y="3.802cm" svg:viewBox="0 0 716 11" svg:d="M230 11h-230v-11h230zM716 11h-224v-11h224z">
          <text:p/>
        </draw:path>
        <draw:polygon draw:style-name="gr6" draw:text-style-name="P5" draw:layer="layout" svg:width="0.004cm" svg:height="0.01cm" svg:x="1.511cm" svg:y="3.802cm" svg:viewBox="0 0 5 11" draw:points="5,11 0,11 0,0 5,0">
          <text:p/>
        </draw:polygon>
        <draw:polygon draw:style-name="gr6" draw:text-style-name="P5" draw:layer="layout" svg:width="0.123cm" svg:height="0.105cm" svg:x="2.235cm" svg:y="3.755cm" svg:viewBox="0 0 124 106" draw:points="124,53 0,106 0,0">
          <text:p/>
        </draw:polygon>
        <draw:path draw:style-name="gr6" draw:text-style-name="P5" draw:layer="layout" svg:width="0.141cm" svg:height="0.121cm" svg:x="2.23cm" svg:y="3.747cm" svg:viewBox="0 0 142 122" svg:d="M142 61l-142 61v-122zM9 105l105-44-105-45z">
          <text:p/>
        </draw:path>
        <draw:line draw:style-name="gr4" draw:text-style-name="P4" draw:layer="layout" svg:x1="1.575cm" svg:y1="2.103cm" svg:x2="2.29cm" svg:y2="2.103cm">
          <text:p/>
        </draw:line>
        <draw:line draw:style-name="gr4" draw:text-style-name="P4" draw:layer="layout" svg:x1="1.575cm" svg:y1="2.103cm" svg:x2="1.571cm" svg:y2="2.103cm">
          <text:p/>
        </draw:line>
        <draw:polygon draw:style-name="gr5" draw:text-style-name="P5" draw:layer="layout" svg:width="0.123cm" svg:height="0.104cm" svg:x="2.295cm" svg:y="2.05cm" svg:viewBox="0 0 124 105" draw:points="124,53 0,105 0,0">
          <text:p/>
        </draw:polygon>
        <draw:line draw:style-name="gr4" draw:text-style-name="P4" draw:layer="layout" svg:x1="1.575cm" svg:y1="2.329cm" svg:x2="2.29cm" svg:y2="2.329cm">
          <text:p/>
        </draw:line>
        <draw:line draw:style-name="gr4" draw:text-style-name="P4" draw:layer="layout" svg:x1="1.575cm" svg:y1="2.329cm" svg:x2="1.571cm" svg:y2="2.329cm">
          <text:p/>
        </draw:line>
        <draw:polygon draw:style-name="gr5" draw:text-style-name="P5" draw:layer="layout" svg:width="0.123cm" svg:height="0.105cm" svg:x="2.295cm" svg:y="2.275cm" svg:viewBox="0 0 124 106" draw:points="124,53 0,106 0,0">
          <text:p/>
        </draw:polygon>
        <draw:line draw:style-name="gr4" draw:text-style-name="P4" draw:layer="layout" svg:x1="1.575cm" svg:y1="2.554cm" svg:x2="2.29cm" svg:y2="2.554cm">
          <text:p/>
        </draw:line>
        <draw:line draw:style-name="gr4" draw:text-style-name="P4" draw:layer="layout" svg:x1="1.575cm" svg:y1="2.554cm" svg:x2="1.571cm" svg:y2="2.554cm">
          <text:p/>
        </draw:line>
        <draw:polygon draw:style-name="gr5" draw:text-style-name="P5" draw:layer="layout" svg:width="0.123cm" svg:height="0.104cm" svg:x="2.295cm" svg:y="2.502cm" svg:viewBox="0 0 124 105" draw:points="124,53 0,105 0,0">
          <text:p/>
        </draw:polygon>
        <draw:line draw:style-name="gr4" draw:text-style-name="P4" draw:layer="layout" svg:x1="1.575cm" svg:y1="2.78cm" svg:x2="2.29cm" svg:y2="2.78cm">
          <text:p/>
        </draw:line>
        <draw:line draw:style-name="gr4" draw:text-style-name="P4" draw:layer="layout" svg:x1="1.575cm" svg:y1="2.78cm" svg:x2="1.571cm" svg:y2="2.78cm">
          <text:p/>
        </draw:line>
        <draw:polygon draw:style-name="gr5" draw:text-style-name="P5" draw:layer="layout" svg:width="0.123cm" svg:height="0.105cm" svg:x="2.295cm" svg:y="2.727cm" svg:viewBox="0 0 124 106" draw:points="124,53 0,106 0,0">
          <text:p/>
        </draw:polygon>
        <draw:line draw:style-name="gr4" draw:text-style-name="P4" draw:layer="layout" svg:x1="1.575cm" svg:y1="3.006cm" svg:x2="2.29cm" svg:y2="3.006cm">
          <text:p/>
        </draw:line>
        <draw:line draw:style-name="gr4" draw:text-style-name="P4" draw:layer="layout" svg:x1="1.575cm" svg:y1="3.006cm" svg:x2="1.571cm" svg:y2="3.006cm">
          <text:p/>
        </draw:line>
        <draw:polygon draw:style-name="gr5" draw:text-style-name="P5" draw:layer="layout" svg:width="0.123cm" svg:height="0.104cm" svg:x="2.295cm" svg:y="2.953cm" svg:viewBox="0 0 124 105" draw:points="124,53 0,105 0,0">
          <text:p/>
        </draw:polygon>
        <draw:line draw:style-name="gr4" draw:text-style-name="P4" draw:layer="layout" svg:x1="1.575cm" svg:y1="3.232cm" svg:x2="2.29cm" svg:y2="3.232cm">
          <text:p/>
        </draw:line>
        <draw:line draw:style-name="gr4" draw:text-style-name="P4" draw:layer="layout" svg:x1="1.575cm" svg:y1="3.232cm" svg:x2="1.571cm" svg:y2="3.232cm">
          <text:p/>
        </draw:line>
        <draw:polygon draw:style-name="gr5" draw:text-style-name="P5" draw:layer="layout" svg:width="0.123cm" svg:height="0.105cm" svg:x="2.295cm" svg:y="3.179cm" svg:viewBox="0 0 124 106" draw:points="124,54 0,106 0,0">
          <text:p/>
        </draw:polygon>
        <draw:polygon draw:style-name="gr6" draw:text-style-name="P5" draw:layer="layout" svg:width="0.715cm" svg:height="0.011cm" svg:x="1.575cm" svg:y="3.452cm" svg:viewBox="0 0 716 12" draw:points="716,12 0,12 0,0 716,0">
          <text:p/>
        </draw:polygon>
        <draw:polygon draw:style-name="gr6" draw:text-style-name="P5" draw:layer="layout" svg:width="0.004cm" svg:height="0.011cm" svg:x="1.571cm" svg:y="3.452cm" svg:viewBox="0 0 5 12" draw:points="5,12 0,12 0,0 5,0">
          <text:p/>
        </draw:polygon>
        <draw:polygon draw:style-name="gr6" draw:text-style-name="P5" draw:layer="layout" svg:width="0.123cm" svg:height="0.104cm" svg:x="2.295cm" svg:y="3.405cm" svg:viewBox="0 0 124 105" draw:points="124,53 0,105 0,0">
          <text:p/>
        </draw:polygon>
        <draw:path draw:style-name="gr6" draw:text-style-name="P5" draw:layer="layout" svg:width="0.141cm" svg:height="0.121cm" svg:x="2.29cm" svg:y="3.397cm" svg:viewBox="0 0 142 122" svg:d="M142 60l-142 62v-122zM9 105l105-45-105-44z">
          <text:p/>
        </draw:path>
        <draw:polygon draw:style-name="gr6" draw:text-style-name="P5" draw:layer="layout" svg:width="0.715cm" svg:height="0.011cm" svg:x="1.575cm" svg:y="3.678cm" svg:viewBox="0 0 716 12" draw:points="716,12 0,12 0,0 716,0">
          <text:p/>
        </draw:polygon>
        <draw:polygon draw:style-name="gr6" draw:text-style-name="P5" draw:layer="layout" svg:width="0.004cm" svg:height="0.011cm" svg:x="1.571cm" svg:y="3.678cm" svg:viewBox="0 0 5 12" draw:points="5,12 0,12 0,0 5,0">
          <text:p/>
        </draw:polygon>
        <draw:polygon draw:style-name="gr6" draw:text-style-name="P5" draw:layer="layout" svg:width="0.123cm" svg:height="0.105cm" svg:x="2.295cm" svg:y="3.63cm" svg:viewBox="0 0 124 106" draw:points="124,53 0,106 0,0">
          <text:p/>
        </draw:polygon>
        <draw:path draw:style-name="gr6" draw:text-style-name="P5" draw:layer="layout" svg:width="0.141cm" svg:height="0.121cm" svg:x="2.29cm" svg:y="3.622cm" svg:viewBox="0 0 142 122" svg:d="M142 62l-142 60v-122zM9 106l105-44-105-46z">
          <text:p/>
        </draw:path>
        <draw:line draw:style-name="gr4" draw:text-style-name="P4" draw:layer="layout" svg:x1="1.661cm" svg:y1="1.99cm" svg:x2="2.376cm" svg:y2="1.99cm">
          <text:p/>
        </draw:line>
        <draw:line draw:style-name="gr4" draw:text-style-name="P4" draw:layer="layout" svg:x1="1.661cm" svg:y1="1.99cm" svg:x2="1.657cm" svg:y2="1.99cm">
          <text:p/>
        </draw:line>
        <draw:polygon draw:style-name="gr5" draw:text-style-name="P5" draw:layer="layout" svg:width="0.123cm" svg:height="0.105cm" svg:x="2.381cm" svg:y="1.937cm" svg:viewBox="0 0 124 106" draw:points="124,54 0,106 0,0">
          <text:p/>
        </draw:polygon>
        <draw:line draw:style-name="gr4" draw:text-style-name="P4" draw:layer="layout" svg:x1="1.661cm" svg:y1="2.216cm" svg:x2="2.376cm" svg:y2="2.216cm">
          <text:p/>
        </draw:line>
        <draw:line draw:style-name="gr4" draw:text-style-name="P4" draw:layer="layout" svg:x1="1.661cm" svg:y1="2.216cm" svg:x2="1.657cm" svg:y2="2.216cm">
          <text:p/>
        </draw:line>
        <draw:polygon draw:style-name="gr5" draw:text-style-name="P5" draw:layer="layout" svg:width="0.123cm" svg:height="0.104cm" svg:x="2.381cm" svg:y="2.163cm" svg:viewBox="0 0 124 105" draw:points="124,53 0,105 0,0">
          <text:p/>
        </draw:polygon>
        <draw:line draw:style-name="gr4" draw:text-style-name="P4" draw:layer="layout" svg:x1="1.661cm" svg:y1="2.442cm" svg:x2="2.376cm" svg:y2="2.442cm">
          <text:p/>
        </draw:line>
        <draw:line draw:style-name="gr4" draw:text-style-name="P4" draw:layer="layout" svg:x1="1.661cm" svg:y1="2.442cm" svg:x2="1.657cm" svg:y2="2.442cm">
          <text:p/>
        </draw:line>
        <draw:polygon draw:style-name="gr5" draw:text-style-name="P5" draw:layer="layout" svg:width="0.123cm" svg:height="0.105cm" svg:x="2.381cm" svg:y="2.389cm" svg:viewBox="0 0 124 106" draw:points="124,53 0,106 0,0">
          <text:p/>
        </draw:polygon>
        <draw:line draw:style-name="gr4" draw:text-style-name="P4" draw:layer="layout" svg:x1="1.661cm" svg:y1="2.667cm" svg:x2="2.376cm" svg:y2="2.667cm">
          <text:p/>
        </draw:line>
        <draw:line draw:style-name="gr4" draw:text-style-name="P4" draw:layer="layout" svg:x1="1.661cm" svg:y1="2.667cm" svg:x2="1.657cm" svg:y2="2.667cm">
          <text:p/>
        </draw:line>
        <draw:polygon draw:style-name="gr5" draw:text-style-name="P5" draw:layer="layout" svg:width="0.123cm" svg:height="0.104cm" svg:x="2.381cm" svg:y="2.615cm" svg:viewBox="0 0 124 105" draw:points="124,53 0,105 0,0">
          <text:p/>
        </draw:polygon>
        <draw:line draw:style-name="gr4" draw:text-style-name="P4" draw:layer="layout" svg:x1="1.661cm" svg:y1="2.893cm" svg:x2="2.376cm" svg:y2="2.893cm">
          <text:p/>
        </draw:line>
        <draw:line draw:style-name="gr4" draw:text-style-name="P4" draw:layer="layout" svg:x1="1.661cm" svg:y1="2.893cm" svg:x2="1.657cm" svg:y2="2.893cm">
          <text:p/>
        </draw:line>
        <draw:polygon draw:style-name="gr5" draw:text-style-name="P5" draw:layer="layout" svg:width="0.123cm" svg:height="0.105cm" svg:x="2.381cm" svg:y="2.84cm" svg:viewBox="0 0 124 106" draw:points="124,53 0,106 0,0">
          <text:p/>
        </draw:polygon>
        <draw:line draw:style-name="gr4" draw:text-style-name="P4" draw:layer="layout" svg:x1="1.661cm" svg:y1="3.119cm" svg:x2="2.376cm" svg:y2="3.119cm">
          <text:p/>
        </draw:line>
        <draw:line draw:style-name="gr4" draw:text-style-name="P4" draw:layer="layout" svg:x1="1.661cm" svg:y1="3.119cm" svg:x2="1.657cm" svg:y2="3.119cm">
          <text:p/>
        </draw:line>
        <draw:polygon draw:style-name="gr5" draw:text-style-name="P5" draw:layer="layout" svg:width="0.123cm" svg:height="0.104cm" svg:x="2.381cm" svg:y="3.066cm" svg:viewBox="0 0 124 105" draw:points="124,53 0,105 0,0">
          <text:p/>
        </draw:polygon>
        <draw:line draw:style-name="gr4" draw:text-style-name="P4" draw:layer="layout" svg:x1="1.661cm" svg:y1="3.345cm" svg:x2="2.376cm" svg:y2="3.345cm">
          <text:p/>
        </draw:line>
        <draw:line draw:style-name="gr4" draw:text-style-name="P4" draw:layer="layout" svg:x1="1.661cm" svg:y1="3.345cm" svg:x2="1.657cm" svg:y2="3.345cm">
          <text:p/>
        </draw:line>
        <draw:polygon draw:style-name="gr5" draw:text-style-name="P5" draw:layer="layout" svg:width="0.123cm" svg:height="0.105cm" svg:x="2.381cm" svg:y="3.292cm" svg:viewBox="0 0 124 106" draw:points="124,54 0,106 0,0">
          <text:p/>
        </draw:polygon>
        <draw:polygon draw:style-name="gr6" draw:text-style-name="P5" draw:layer="layout" svg:width="0.715cm" svg:height="0.011cm" svg:x="1.661cm" svg:y="3.565cm" svg:viewBox="0 0 716 12" draw:points="716,12 0,12 0,0 716,0">
          <text:p/>
        </draw:polygon>
        <draw:polygon draw:style-name="gr6" draw:text-style-name="P5" draw:layer="layout" svg:width="0.004cm" svg:height="0.011cm" svg:x="1.657cm" svg:y="3.565cm" svg:viewBox="0 0 5 12" draw:points="5,12 0,12 0,0 5,0">
          <text:p/>
        </draw:polygon>
        <draw:polygon draw:style-name="gr6" draw:text-style-name="P5" draw:layer="layout" svg:width="0.123cm" svg:height="0.104cm" svg:x="2.381cm" svg:y="3.518cm" svg:viewBox="0 0 124 105" draw:points="124,53 0,105 0,0">
          <text:p/>
        </draw:polygon>
        <draw:path draw:style-name="gr6" draw:text-style-name="P5" draw:layer="layout" svg:width="0.141cm" svg:height="0.121cm" svg:x="2.377cm" svg:y="3.509cm" svg:viewBox="0 0 142 122" svg:d="M142 62l-142 60v-122zM9 106l105-44-105-45z">
          <text:p/>
        </draw:path>
        <draw:line draw:style-name="gr4" draw:text-style-name="P4" draw:layer="layout" svg:x1="1.722cm" svg:y1="1.866cm" svg:x2="2.437cm" svg:y2="1.866cm">
          <text:p/>
        </draw:line>
        <draw:line draw:style-name="gr4" draw:text-style-name="P4" draw:layer="layout" svg:x1="1.721cm" svg:y1="1.866cm" svg:x2="1.717cm" svg:y2="1.866cm">
          <text:p/>
        </draw:line>
        <draw:polygon draw:style-name="gr5" draw:text-style-name="P5" draw:layer="layout" svg:width="0.123cm" svg:height="0.105cm" svg:x="2.441cm" svg:y="1.813cm" svg:viewBox="0 0 124 106" draw:points="124,54 0,106 0,0">
          <text:p/>
        </draw:polygon>
        <draw:line draw:style-name="gr4" draw:text-style-name="P4" draw:layer="layout" svg:x1="1.722cm" svg:y1="2.091cm" svg:x2="2.437cm" svg:y2="2.091cm">
          <text:p/>
        </draw:line>
        <draw:line draw:style-name="gr4" draw:text-style-name="P4" draw:layer="layout" svg:x1="1.721cm" svg:y1="2.091cm" svg:x2="1.717cm" svg:y2="2.091cm">
          <text:p/>
        </draw:line>
        <draw:polygon draw:style-name="gr5" draw:text-style-name="P5" draw:layer="layout" svg:width="0.123cm" svg:height="0.105cm" svg:x="2.441cm" svg:y="2.039cm" svg:viewBox="0 0 124 106" draw:points="124,53 0,106 0,0">
          <text:p/>
        </draw:polygon>
        <draw:line draw:style-name="gr4" draw:text-style-name="P4" draw:layer="layout" svg:x1="1.722cm" svg:y1="2.317cm" svg:x2="2.437cm" svg:y2="2.317cm">
          <text:p/>
        </draw:line>
        <draw:line draw:style-name="gr4" draw:text-style-name="P4" draw:layer="layout" svg:x1="1.721cm" svg:y1="2.317cm" svg:x2="1.717cm" svg:y2="2.317cm">
          <text:p/>
        </draw:line>
        <draw:polygon draw:style-name="gr5" draw:text-style-name="P5" draw:layer="layout" svg:width="0.123cm" svg:height="0.105cm" svg:x="2.441cm" svg:y="2.264cm" svg:viewBox="0 0 124 106" draw:points="124,54 0,106 0,0">
          <text:p/>
        </draw:polygon>
        <draw:line draw:style-name="gr4" draw:text-style-name="P4" draw:layer="layout" svg:x1="1.722cm" svg:y1="2.543cm" svg:x2="2.437cm" svg:y2="2.543cm">
          <text:p/>
        </draw:line>
        <draw:line draw:style-name="gr4" draw:text-style-name="P4" draw:layer="layout" svg:x1="1.721cm" svg:y1="2.543cm" svg:x2="1.717cm" svg:y2="2.543cm">
          <text:p/>
        </draw:line>
        <draw:polygon draw:style-name="gr5" draw:text-style-name="P5" draw:layer="layout" svg:width="0.123cm" svg:height="0.105cm" svg:x="2.441cm" svg:y="2.49cm" svg:viewBox="0 0 124 106" draw:points="124,53 0,106 0,0">
          <text:p/>
        </draw:polygon>
        <draw:line draw:style-name="gr4" draw:text-style-name="P4" draw:layer="layout" svg:x1="1.722cm" svg:y1="2.769cm" svg:x2="2.437cm" svg:y2="2.769cm">
          <text:p/>
        </draw:line>
        <draw:line draw:style-name="gr4" draw:text-style-name="P4" draw:layer="layout" svg:x1="1.721cm" svg:y1="2.769cm" svg:x2="1.717cm" svg:y2="2.769cm">
          <text:p/>
        </draw:line>
        <draw:polygon draw:style-name="gr5" draw:text-style-name="P5" draw:layer="layout" svg:width="0.123cm" svg:height="0.105cm" svg:x="2.441cm" svg:y="2.716cm" svg:viewBox="0 0 124 106" draw:points="124,53 0,106 0,0">
          <text:p/>
        </draw:polygon>
        <draw:line draw:style-name="gr4" draw:text-style-name="P4" draw:layer="layout" svg:x1="1.722cm" svg:y1="2.994cm" svg:x2="2.437cm" svg:y2="2.994cm">
          <text:p/>
        </draw:line>
        <draw:line draw:style-name="gr4" draw:text-style-name="P4" draw:layer="layout" svg:x1="1.721cm" svg:y1="2.994cm" svg:x2="1.717cm" svg:y2="2.994cm">
          <text:p/>
        </draw:line>
        <draw:polygon draw:style-name="gr5" draw:text-style-name="P5" draw:layer="layout" svg:width="0.123cm" svg:height="0.105cm" svg:x="2.441cm" svg:y="2.942cm" svg:viewBox="0 0 124 106" draw:points="124,53 0,106 0,0">
          <text:p/>
        </draw:polygon>
        <draw:line draw:style-name="gr4" draw:text-style-name="P4" draw:layer="layout" svg:x1="1.722cm" svg:y1="3.221cm" svg:x2="2.437cm" svg:y2="3.221cm">
          <text:p/>
        </draw:line>
        <draw:line draw:style-name="gr4" draw:text-style-name="P4" draw:layer="layout" svg:x1="1.721cm" svg:y1="3.221cm" svg:x2="1.717cm" svg:y2="3.221cm">
          <text:p/>
        </draw:line>
        <draw:polygon draw:style-name="gr5" draw:text-style-name="P5" draw:layer="layout" svg:width="0.123cm" svg:height="0.105cm" svg:x="2.441cm" svg:y="3.167cm" svg:viewBox="0 0 124 106" draw:points="124,54 0,106 0,0">
          <text:p/>
        </draw:polygon>
        <draw:polygon draw:style-name="gr6" draw:text-style-name="P5" draw:layer="layout" svg:width="0.715cm" svg:height="0.01cm" svg:x="1.722cm" svg:y="3.441cm" svg:viewBox="0 0 716 11" draw:points="716,11 0,11 0,0 716,0">
          <text:p/>
        </draw:polygon>
        <draw:polygon draw:style-name="gr6" draw:text-style-name="P5" draw:layer="layout" svg:width="0.004cm" svg:height="0.01cm" svg:x="1.717cm" svg:y="3.441cm" svg:viewBox="0 0 5 11" draw:points="5,11 0,11 0,0 5,0">
          <text:p/>
        </draw:polygon>
        <draw:polygon draw:style-name="gr6" draw:text-style-name="P5" draw:layer="layout" svg:width="0.123cm" svg:height="0.105cm" svg:x="2.441cm" svg:y="3.393cm" svg:viewBox="0 0 124 106" draw:points="124,53 0,106 0,0">
          <text:p/>
        </draw:polygon>
        <draw:path draw:style-name="gr6" draw:text-style-name="P5" draw:layer="layout" svg:width="0.141cm" svg:height="0.121cm" svg:x="2.437cm" svg:y="3.386cm" svg:viewBox="0 0 142 122" svg:d="M142 61l-142 61v-122zM9 105l105-44-105-45z">
          <text:p/>
        </draw:path>
        <draw:line draw:style-name="gr4" draw:text-style-name="P4" draw:layer="layout" svg:x1="1.791cm" svg:y1="1.73cm" svg:x2="2.506cm" svg:y2="1.73cm">
          <text:p/>
        </draw:line>
        <draw:line draw:style-name="gr4" draw:text-style-name="P4" draw:layer="layout" svg:x1="1.79cm" svg:y1="1.73cm" svg:x2="1.786cm" svg:y2="1.73cm">
          <text:p/>
        </draw:line>
        <draw:polygon draw:style-name="gr5" draw:text-style-name="P5" draw:layer="layout" svg:width="0.123cm" svg:height="0.105cm" svg:x="2.51cm" svg:y="1.677cm" svg:viewBox="0 0 124 106" draw:points="124,53 0,106 0,0">
          <text:p/>
        </draw:polygon>
        <draw:line draw:style-name="gr4" draw:text-style-name="P4" draw:layer="layout" svg:x1="1.791cm" svg:y1="1.956cm" svg:x2="2.506cm" svg:y2="1.956cm">
          <text:p/>
        </draw:line>
        <draw:line draw:style-name="gr4" draw:text-style-name="P4" draw:layer="layout" svg:x1="1.79cm" svg:y1="1.956cm" svg:x2="1.786cm" svg:y2="1.956cm">
          <text:p/>
        </draw:line>
        <draw:polygon draw:style-name="gr5" draw:text-style-name="P5" draw:layer="layout" svg:width="0.123cm" svg:height="0.105cm" svg:x="2.51cm" svg:y="1.903cm" svg:viewBox="0 0 124 106" draw:points="124,54 0,106 0,0">
          <text:p/>
        </draw:polygon>
        <draw:line draw:style-name="gr4" draw:text-style-name="P4" draw:layer="layout" svg:x1="1.791cm" svg:y1="2.182cm" svg:x2="2.506cm" svg:y2="2.182cm">
          <text:p/>
        </draw:line>
        <draw:line draw:style-name="gr4" draw:text-style-name="P4" draw:layer="layout" svg:x1="1.79cm" svg:y1="2.182cm" svg:x2="1.786cm" svg:y2="2.182cm">
          <text:p/>
        </draw:line>
        <draw:polygon draw:style-name="gr5" draw:text-style-name="P5" draw:layer="layout" svg:width="0.123cm" svg:height="0.105cm" svg:x="2.51cm" svg:y="2.129cm" svg:viewBox="0 0 124 106" draw:points="124,53 0,106 0,0">
          <text:p/>
        </draw:polygon>
        <draw:line draw:style-name="gr4" draw:text-style-name="P4" draw:layer="layout" svg:x1="1.791cm" svg:y1="2.408cm" svg:x2="2.506cm" svg:y2="2.408cm">
          <text:p/>
        </draw:line>
        <draw:line draw:style-name="gr4" draw:text-style-name="P4" draw:layer="layout" svg:x1="1.79cm" svg:y1="2.408cm" svg:x2="1.786cm" svg:y2="2.408cm">
          <text:p/>
        </draw:line>
        <draw:polygon draw:style-name="gr5" draw:text-style-name="P5" draw:layer="layout" svg:width="0.123cm" svg:height="0.105cm" svg:x="2.51cm" svg:y="2.354cm" svg:viewBox="0 0 124 106" draw:points="124,54 0,106 0,0">
          <text:p/>
        </draw:polygon>
        <draw:line draw:style-name="gr4" draw:text-style-name="P4" draw:layer="layout" svg:x1="1.791cm" svg:y1="2.633cm" svg:x2="2.506cm" svg:y2="2.633cm">
          <text:p/>
        </draw:line>
        <draw:line draw:style-name="gr4" draw:text-style-name="P4" draw:layer="layout" svg:x1="1.79cm" svg:y1="2.633cm" svg:x2="1.786cm" svg:y2="2.633cm">
          <text:p/>
        </draw:line>
        <draw:polygon draw:style-name="gr5" draw:text-style-name="P5" draw:layer="layout" svg:width="0.123cm" svg:height="0.106cm" svg:x="2.51cm" svg:y="2.581cm" svg:viewBox="0 0 124 107" draw:points="124,53 0,107 0,0">
          <text:p/>
        </draw:polygon>
        <draw:line draw:style-name="gr4" draw:text-style-name="P4" draw:layer="layout" svg:x1="1.791cm" svg:y1="2.859cm" svg:x2="2.506cm" svg:y2="2.859cm">
          <text:p/>
        </draw:line>
        <draw:line draw:style-name="gr4" draw:text-style-name="P4" draw:layer="layout" svg:x1="1.79cm" svg:y1="2.859cm" svg:x2="1.786cm" svg:y2="2.859cm">
          <text:p/>
        </draw:line>
        <draw:polygon draw:style-name="gr5" draw:text-style-name="P5" draw:layer="layout" svg:width="0.123cm" svg:height="0.105cm" svg:x="2.51cm" svg:y="2.806cm" svg:viewBox="0 0 124 106" draw:points="124,53 0,106 0,0">
          <text:p/>
        </draw:polygon>
        <draw:line draw:style-name="gr4" draw:text-style-name="P4" draw:layer="layout" svg:x1="1.791cm" svg:y1="3.085cm" svg:x2="2.506cm" svg:y2="3.085cm">
          <text:p/>
        </draw:line>
        <draw:line draw:style-name="gr4" draw:text-style-name="P4" draw:layer="layout" svg:x1="1.79cm" svg:y1="3.085cm" svg:x2="1.786cm" svg:y2="3.085cm">
          <text:p/>
        </draw:line>
        <draw:polygon draw:style-name="gr5" draw:text-style-name="P5" draw:layer="layout" svg:width="0.123cm" svg:height="0.105cm" svg:x="2.51cm" svg:y="3.032cm" svg:viewBox="0 0 124 106" draw:points="124,53 0,106 0,0">
          <text:p/>
        </draw:polygon>
        <draw:line draw:style-name="gr4" draw:text-style-name="P4" draw:layer="layout" svg:x1="1.791cm" svg:y1="3.311cm" svg:x2="2.506cm" svg:y2="3.311cm">
          <text:p/>
        </draw:line>
        <draw:line draw:style-name="gr4" draw:text-style-name="P4" draw:layer="layout" svg:x1="1.79cm" svg:y1="3.311cm" svg:x2="1.786cm" svg:y2="3.311cm">
          <text:p/>
        </draw:line>
        <draw:polygon draw:style-name="gr5" draw:text-style-name="P5" draw:layer="layout" svg:width="0.123cm" svg:height="0.105cm" svg:x="2.51cm" svg:y="3.258cm" svg:viewBox="0 0 124 106" draw:points="124,53 0,106 0,0">
          <text:p/>
        </draw:polygon>
        <draw:line draw:style-name="gr4" draw:text-style-name="P4" draw:layer="layout" svg:x1="1.851cm" svg:y1="1.606cm" svg:x2="2.566cm" svg:y2="1.606cm">
          <text:p/>
        </draw:line>
        <draw:line draw:style-name="gr4" draw:text-style-name="P4" draw:layer="layout" svg:x1="1.85cm" svg:y1="1.606cm" svg:x2="1.846cm" svg:y2="1.606cm">
          <text:p/>
        </draw:line>
        <draw:polygon draw:style-name="gr5" draw:text-style-name="P5" draw:layer="layout" svg:width="0.123cm" svg:height="0.105cm" svg:x="2.57cm" svg:y="1.553cm" svg:viewBox="0 0 124 106" draw:points="124,53 0,106 0,0">
          <text:p/>
        </draw:polygon>
        <draw:line draw:style-name="gr4" draw:text-style-name="P4" draw:layer="layout" svg:x1="1.851cm" svg:y1="1.832cm" svg:x2="2.566cm" svg:y2="1.832cm">
          <text:p/>
        </draw:line>
        <draw:line draw:style-name="gr4" draw:text-style-name="P4" draw:layer="layout" svg:x1="1.85cm" svg:y1="1.832cm" svg:x2="1.846cm" svg:y2="1.832cm">
          <text:p/>
        </draw:line>
        <draw:polygon draw:style-name="gr5" draw:text-style-name="P5" draw:layer="layout" svg:width="0.123cm" svg:height="0.104cm" svg:x="2.57cm" svg:y="1.779cm" svg:viewBox="0 0 124 105" draw:points="124,53 0,105 0,0">
          <text:p/>
        </draw:polygon>
        <draw:line draw:style-name="gr4" draw:text-style-name="P4" draw:layer="layout" svg:x1="1.851cm" svg:y1="2.058cm" svg:x2="2.566cm" svg:y2="2.058cm">
          <text:p/>
        </draw:line>
        <draw:line draw:style-name="gr4" draw:text-style-name="P4" draw:layer="layout" svg:x1="1.85cm" svg:y1="2.058cm" svg:x2="1.846cm" svg:y2="2.058cm">
          <text:p/>
        </draw:line>
        <draw:polygon draw:style-name="gr5" draw:text-style-name="P5" draw:layer="layout" svg:width="0.123cm" svg:height="0.105cm" svg:x="2.57cm" svg:y="2.005cm" svg:viewBox="0 0 124 106" draw:points="124,53 0,106 0,0">
          <text:p/>
        </draw:polygon>
        <draw:line draw:style-name="gr4" draw:text-style-name="P4" draw:layer="layout" svg:x1="1.851cm" svg:y1="2.283cm" svg:x2="2.566cm" svg:y2="2.283cm">
          <text:p/>
        </draw:line>
        <draw:line draw:style-name="gr4" draw:text-style-name="P4" draw:layer="layout" svg:x1="1.85cm" svg:y1="2.283cm" svg:x2="1.846cm" svg:y2="2.283cm">
          <text:p/>
        </draw:line>
        <draw:polygon draw:style-name="gr5" draw:text-style-name="P5" draw:layer="layout" svg:width="0.123cm" svg:height="0.104cm" svg:x="2.57cm" svg:y="2.231cm" svg:viewBox="0 0 124 105" draw:points="124,53 0,105 0,0">
          <text:p/>
        </draw:polygon>
        <draw:line draw:style-name="gr4" draw:text-style-name="P4" draw:layer="layout" svg:x1="1.851cm" svg:y1="2.509cm" svg:x2="2.566cm" svg:y2="2.509cm">
          <text:p/>
        </draw:line>
        <draw:line draw:style-name="gr4" draw:text-style-name="P4" draw:layer="layout" svg:x1="1.85cm" svg:y1="2.509cm" svg:x2="1.846cm" svg:y2="2.509cm">
          <text:p/>
        </draw:line>
        <draw:polygon draw:style-name="gr5" draw:text-style-name="P5" draw:layer="layout" svg:width="0.123cm" svg:height="0.105cm" svg:x="2.57cm" svg:y="2.456cm" svg:viewBox="0 0 124 106" draw:points="124,54 0,106 0,0">
          <text:p/>
        </draw:polygon>
        <draw:line draw:style-name="gr4" draw:text-style-name="P4" draw:layer="layout" svg:x1="1.851cm" svg:y1="2.735cm" svg:x2="2.566cm" svg:y2="2.735cm">
          <text:p/>
        </draw:line>
        <draw:line draw:style-name="gr4" draw:text-style-name="P4" draw:layer="layout" svg:x1="1.85cm" svg:y1="2.735cm" svg:x2="1.846cm" svg:y2="2.735cm">
          <text:p/>
        </draw:line>
        <draw:polygon draw:style-name="gr5" draw:text-style-name="P5" draw:layer="layout" svg:width="0.123cm" svg:height="0.104cm" svg:x="2.57cm" svg:y="2.682cm" svg:viewBox="0 0 124 105" draw:points="124,53 0,105 0,0">
          <text:p/>
        </draw:polygon>
        <draw:line draw:style-name="gr4" draw:text-style-name="P4" draw:layer="layout" svg:x1="1.851cm" svg:y1="2.961cm" svg:x2="2.566cm" svg:y2="2.961cm">
          <text:p/>
        </draw:line>
        <draw:line draw:style-name="gr4" draw:text-style-name="P4" draw:layer="layout" svg:x1="1.85cm" svg:y1="2.961cm" svg:x2="1.846cm" svg:y2="2.961cm">
          <text:p/>
        </draw:line>
        <draw:polygon draw:style-name="gr5" draw:text-style-name="P5" draw:layer="layout" svg:width="0.123cm" svg:height="0.105cm" svg:x="2.57cm" svg:y="2.908cm" svg:viewBox="0 0 124 106" draw:points="124,53 0,106 0,0">
          <text:p/>
        </draw:polygon>
        <draw:line draw:style-name="gr4" draw:text-style-name="P4" draw:layer="layout" svg:x1="1.851cm" svg:y1="3.186cm" svg:x2="2.566cm" svg:y2="3.186cm">
          <text:p/>
        </draw:line>
        <draw:line draw:style-name="gr4" draw:text-style-name="P4" draw:layer="layout" svg:x1="1.85cm" svg:y1="3.186cm" svg:x2="1.846cm" svg:y2="3.186cm">
          <text:p/>
        </draw:line>
        <draw:polygon draw:style-name="gr5" draw:text-style-name="P5" draw:layer="layout" svg:width="0.123cm" svg:height="0.104cm" svg:x="2.57cm" svg:y="3.134cm" svg:viewBox="0 0 124 105" draw:points="124,53 0,105 0,0">
          <text:p/>
        </draw:polygon>
        <draw:line draw:style-name="gr4" draw:text-style-name="P4" draw:layer="layout" svg:x1="1.937cm" svg:y1="1.493cm" svg:x2="2.652cm" svg:y2="1.493cm">
          <text:p/>
        </draw:line>
        <draw:line draw:style-name="gr4" draw:text-style-name="P4" draw:layer="layout" svg:x1="1.937cm" svg:y1="1.493cm" svg:x2="1.933cm" svg:y2="1.493cm">
          <text:p/>
        </draw:line>
        <draw:polygon draw:style-name="gr5" draw:text-style-name="P5" draw:layer="layout" svg:width="0.123cm" svg:height="0.104cm" svg:x="2.657cm" svg:y="1.441cm" svg:viewBox="0 0 124 105" draw:points="124,53 0,105 0,0">
          <text:p/>
        </draw:polygon>
        <draw:line draw:style-name="gr4" draw:text-style-name="P4" draw:layer="layout" svg:x1="1.937cm" svg:y1="1.719cm" svg:x2="2.652cm" svg:y2="1.719cm">
          <text:p/>
        </draw:line>
        <draw:line draw:style-name="gr4" draw:text-style-name="P4" draw:layer="layout" svg:x1="1.937cm" svg:y1="1.719cm" svg:x2="1.933cm" svg:y2="1.719cm">
          <text:p/>
        </draw:line>
        <draw:polygon draw:style-name="gr5" draw:text-style-name="P5" draw:layer="layout" svg:width="0.123cm" svg:height="0.105cm" svg:x="2.657cm" svg:y="1.666cm" svg:viewBox="0 0 124 106" draw:points="124,53 0,106 0,0">
          <text:p/>
        </draw:polygon>
        <draw:line draw:style-name="gr4" draw:text-style-name="P4" draw:layer="layout" svg:x1="1.937cm" svg:y1="1.945cm" svg:x2="2.652cm" svg:y2="1.945cm">
          <text:p/>
        </draw:line>
        <draw:line draw:style-name="gr4" draw:text-style-name="P4" draw:layer="layout" svg:x1="1.937cm" svg:y1="1.945cm" svg:x2="1.933cm" svg:y2="1.945cm">
          <text:p/>
        </draw:line>
        <draw:polygon draw:style-name="gr5" draw:text-style-name="P5" draw:layer="layout" svg:width="0.123cm" svg:height="0.104cm" svg:x="2.657cm" svg:y="1.892cm" svg:viewBox="0 0 124 105" draw:points="124,53 0,105 0,0">
          <text:p/>
        </draw:polygon>
        <draw:line draw:style-name="gr4" draw:text-style-name="P4" draw:layer="layout" svg:x1="1.937cm" svg:y1="2.171cm" svg:x2="2.652cm" svg:y2="2.171cm">
          <text:p/>
        </draw:line>
        <draw:line draw:style-name="gr4" draw:text-style-name="P4" draw:layer="layout" svg:x1="1.937cm" svg:y1="2.171cm" svg:x2="1.933cm" svg:y2="2.171cm">
          <text:p/>
        </draw:line>
        <draw:polygon draw:style-name="gr5" draw:text-style-name="P5" draw:layer="layout" svg:width="0.123cm" svg:height="0.105cm" svg:x="2.657cm" svg:y="2.118cm" svg:viewBox="0 0 124 106" draw:points="124,54 0,106 0,0">
          <text:p/>
        </draw:polygon>
        <draw:line draw:style-name="gr4" draw:text-style-name="P4" draw:layer="layout" svg:x1="1.937cm" svg:y1="2.396cm" svg:x2="2.652cm" svg:y2="2.396cm">
          <text:p/>
        </draw:line>
        <draw:line draw:style-name="gr4" draw:text-style-name="P4" draw:layer="layout" svg:x1="1.937cm" svg:y1="2.396cm" svg:x2="1.933cm" svg:y2="2.396cm">
          <text:p/>
        </draw:line>
        <draw:polygon draw:style-name="gr5" draw:text-style-name="P5" draw:layer="layout" svg:width="0.123cm" svg:height="0.104cm" svg:x="2.657cm" svg:y="2.344cm" svg:viewBox="0 0 124 105" draw:points="124,53 0,105 0,0">
          <text:p/>
        </draw:polygon>
        <draw:line draw:style-name="gr4" draw:text-style-name="P4" draw:layer="layout" svg:x1="1.937cm" svg:y1="2.622cm" svg:x2="2.652cm" svg:y2="2.622cm">
          <text:p/>
        </draw:line>
        <draw:line draw:style-name="gr4" draw:text-style-name="P4" draw:layer="layout" svg:x1="1.937cm" svg:y1="2.622cm" svg:x2="1.933cm" svg:y2="2.622cm">
          <text:p/>
        </draw:line>
        <draw:polygon draw:style-name="gr5" draw:text-style-name="P5" draw:layer="layout" svg:width="0.123cm" svg:height="0.105cm" svg:x="2.657cm" svg:y="2.569cm" svg:viewBox="0 0 124 106" draw:points="124,54 0,106 0,0">
          <text:p/>
        </draw:polygon>
        <draw:line draw:style-name="gr4" draw:text-style-name="P4" draw:layer="layout" svg:x1="1.937cm" svg:y1="2.848cm" svg:x2="2.652cm" svg:y2="2.848cm">
          <text:p/>
        </draw:line>
        <draw:line draw:style-name="gr4" draw:text-style-name="P4" draw:layer="layout" svg:x1="1.937cm" svg:y1="2.848cm" svg:x2="1.933cm" svg:y2="2.848cm">
          <text:p/>
        </draw:line>
        <draw:polygon draw:style-name="gr5" draw:text-style-name="P5" draw:layer="layout" svg:width="0.123cm" svg:height="0.104cm" svg:x="2.657cm" svg:y="2.795cm" svg:viewBox="0 0 124 105" draw:points="124,53 0,105 0,0">
          <text:p/>
        </draw:polygon>
        <draw:line draw:style-name="gr4" draw:text-style-name="P4" draw:layer="layout" svg:x1="1.937cm" svg:y1="3.074cm" svg:x2="2.652cm" svg:y2="3.074cm">
          <text:p/>
        </draw:line>
        <draw:line draw:style-name="gr4" draw:text-style-name="P4" draw:layer="layout" svg:x1="1.937cm" svg:y1="3.074cm" svg:x2="1.933cm" svg:y2="3.074cm">
          <text:p/>
        </draw:line>
        <draw:polygon draw:style-name="gr5" draw:text-style-name="P5" draw:layer="layout" svg:width="0.123cm" svg:height="0.105cm" svg:x="2.657cm" svg:y="3.021cm" svg:viewBox="0 0 124 106" draw:points="124,53 0,106 0,0">
          <text:p/>
        </draw:polygon>
        <draw:line draw:style-name="gr4" draw:text-style-name="P4" draw:layer="layout" svg:x1="1.997cm" svg:y1="1.369cm" svg:x2="2.712cm" svg:y2="1.369cm">
          <text:p/>
        </draw:line>
        <draw:line draw:style-name="gr4" draw:text-style-name="P4" draw:layer="layout" svg:x1="1.997cm" svg:y1="1.369cm" svg:x2="1.993cm" svg:y2="1.369cm">
          <text:p/>
        </draw:line>
        <draw:polygon draw:style-name="gr5" draw:text-style-name="P5" draw:layer="layout" svg:width="0.123cm" svg:height="0.105cm" svg:x="2.717cm" svg:y="1.316cm" svg:viewBox="0 0 124 106" draw:points="124,53 0,106 0,0">
          <text:p/>
        </draw:polygon>
        <draw:line draw:style-name="gr4" draw:text-style-name="P4" draw:layer="layout" svg:x1="1.997cm" svg:y1="1.595cm" svg:x2="2.712cm" svg:y2="1.595cm">
          <text:p/>
        </draw:line>
        <draw:line draw:style-name="gr4" draw:text-style-name="P4" draw:layer="layout" svg:x1="1.997cm" svg:y1="1.595cm" svg:x2="1.993cm" svg:y2="1.595cm">
          <text:p/>
        </draw:line>
        <draw:polygon draw:style-name="gr5" draw:text-style-name="P5" draw:layer="layout" svg:width="0.123cm" svg:height="0.105cm" svg:x="2.717cm" svg:y="1.542cm" svg:viewBox="0 0 124 106" draw:points="124,53 0,106 0,0">
          <text:p/>
        </draw:polygon>
        <draw:line draw:style-name="gr4" draw:text-style-name="P4" draw:layer="layout" svg:x1="1.997cm" svg:y1="1.82cm" svg:x2="2.712cm" svg:y2="1.82cm">
          <text:p/>
        </draw:line>
        <draw:line draw:style-name="gr4" draw:text-style-name="P4" draw:layer="layout" svg:x1="1.997cm" svg:y1="1.82cm" svg:x2="1.993cm" svg:y2="1.82cm">
          <text:p/>
        </draw:line>
        <draw:polygon draw:style-name="gr5" draw:text-style-name="P5" draw:layer="layout" svg:width="0.123cm" svg:height="0.105cm" svg:x="2.717cm" svg:y="1.768cm" svg:viewBox="0 0 124 106" draw:points="124,53 0,106 0,0">
          <text:p/>
        </draw:polygon>
        <draw:line draw:style-name="gr4" draw:text-style-name="P4" draw:layer="layout" svg:x1="1.997cm" svg:y1="2.046cm" svg:x2="2.712cm" svg:y2="2.046cm">
          <text:p/>
        </draw:line>
        <draw:line draw:style-name="gr4" draw:text-style-name="P4" draw:layer="layout" svg:x1="1.997cm" svg:y1="2.046cm" svg:x2="1.993cm" svg:y2="2.046cm">
          <text:p/>
        </draw:line>
        <draw:polygon draw:style-name="gr5" draw:text-style-name="P5" draw:layer="layout" svg:width="0.123cm" svg:height="0.105cm" svg:x="2.717cm" svg:y="1.993cm" svg:viewBox="0 0 124 106" draw:points="124,53 0,106 0,0">
          <text:p/>
        </draw:polygon>
        <draw:line draw:style-name="gr4" draw:text-style-name="P4" draw:layer="layout" svg:x1="1.997cm" svg:y1="2.272cm" svg:x2="2.712cm" svg:y2="2.272cm">
          <text:p/>
        </draw:line>
        <draw:line draw:style-name="gr4" draw:text-style-name="P4" draw:layer="layout" svg:x1="1.997cm" svg:y1="2.272cm" svg:x2="1.993cm" svg:y2="2.272cm">
          <text:p/>
        </draw:line>
        <draw:polygon draw:style-name="gr5" draw:text-style-name="P5" draw:layer="layout" svg:width="0.123cm" svg:height="0.105cm" svg:x="2.717cm" svg:y="2.219cm" svg:viewBox="0 0 124 106" draw:points="124,53 0,106 0,0">
          <text:p/>
        </draw:polygon>
        <draw:line draw:style-name="gr4" draw:text-style-name="P4" draw:layer="layout" svg:x1="1.997cm" svg:y1="2.498cm" svg:x2="2.712cm" svg:y2="2.498cm">
          <text:p/>
        </draw:line>
        <draw:line draw:style-name="gr4" draw:text-style-name="P4" draw:layer="layout" svg:x1="1.997cm" svg:y1="2.498cm" svg:x2="1.993cm" svg:y2="2.498cm">
          <text:p/>
        </draw:line>
        <draw:polygon draw:style-name="gr5" draw:text-style-name="P5" draw:layer="layout" svg:width="0.123cm" svg:height="0.105cm" svg:x="2.717cm" svg:y="2.445cm" svg:viewBox="0 0 124 106" draw:points="124,54 0,106 0,0">
          <text:p/>
        </draw:polygon>
        <draw:line draw:style-name="gr4" draw:text-style-name="P4" draw:layer="layout" svg:x1="1.997cm" svg:y1="2.723cm" svg:x2="2.712cm" svg:y2="2.723cm">
          <text:p/>
        </draw:line>
        <draw:line draw:style-name="gr4" draw:text-style-name="P4" draw:layer="layout" svg:x1="1.997cm" svg:y1="2.723cm" svg:x2="1.993cm" svg:y2="2.723cm">
          <text:p/>
        </draw:line>
        <draw:polygon draw:style-name="gr5" draw:text-style-name="P5" draw:layer="layout" svg:width="0.123cm" svg:height="0.105cm" svg:x="2.717cm" svg:y="2.671cm" svg:viewBox="0 0 124 106" draw:points="124,53 0,106 0,0">
          <text:p/>
        </draw:polygon>
        <draw:line draw:style-name="gr4" draw:text-style-name="P4" draw:layer="layout" svg:x1="1.997cm" svg:y1="2.95cm" svg:x2="2.712cm" svg:y2="2.95cm">
          <text:p/>
        </draw:line>
        <draw:line draw:style-name="gr4" draw:text-style-name="P4" draw:layer="layout" svg:x1="1.997cm" svg:y1="2.95cm" svg:x2="1.993cm" svg:y2="2.95cm">
          <text:p/>
        </draw:line>
        <draw:polygon draw:style-name="gr5" draw:text-style-name="P5" draw:layer="layout" svg:width="0.123cm" svg:height="0.105cm" svg:x="2.717cm" svg:y="2.896cm" svg:viewBox="0 0 124 106" draw:points="124,53 0,106 0,0">
          <text:p/>
        </draw:polygon>
        <draw:path draw:style-name="gr2" draw:text-style-name="P3" draw:layer="layout" svg:width="0.356cm" svg:height="0.226cm" svg:x="3.293cm" svg:y="2.287cm" svg:viewBox="0 0 357 227" svg:d="M322 0c20 0 35 51 35 113 0 63-15 114-35 114h-287c-19 0-35-51-35-114 0-62 16-113 35-113z">
          <text:p/>
        </draw:path>
        <draw:path draw:style-name="gr3" draw:text-style-name="P4" draw:layer="layout" svg:width="0.356cm" svg:height="0.226cm" svg:x="3.293cm" svg:y="2.287cm" svg:viewBox="0 0 357 227" svg:d="M322 0c20 0 35 51 35 113 0 63-15 114-35 114h-287c-19 0-35-51-35-114 0-62 16-113 35-113z">
          <text:p/>
        </draw:path>
        <draw:path draw:style-name="gr3" draw:text-style-name="P4" draw:layer="layout" svg:width="0.035cm" svg:height="0.226cm" svg:x="3.578cm" svg:y="2.287cm" svg:viewBox="0 0 36 227" svg:d="M36 227c-20 0-36-51-36-114 0-62 16-113 36-113">
          <text:p/>
        </draw:path>
        <draw:path draw:style-name="gr2" draw:text-style-name="P3" draw:layer="layout" svg:width="0.356cm" svg:height="0.225cm" svg:x="3.293cm" svg:y="2.513cm" svg:viewBox="0 0 357 226" svg:d="M322 0c20 0 35 50 35 112 0 64-15 114-35 114h-287c-19 0-35-50-35-114 0-62 16-112 35-112z">
          <text:p/>
        </draw:path>
        <draw:path draw:style-name="gr3" draw:text-style-name="P4" draw:layer="layout" svg:width="0.356cm" svg:height="0.225cm" svg:x="3.293cm" svg:y="2.513cm" svg:viewBox="0 0 357 226" svg:d="M322 0c20 0 35 50 35 112 0 64-15 114-35 114h-287c-19 0-35-50-35-114 0-62 16-112 35-112z">
          <text:p/>
        </draw:path>
        <draw:path draw:style-name="gr3" draw:text-style-name="P4" draw:layer="layout" svg:width="0.035cm" svg:height="0.225cm" svg:x="3.578cm" svg:y="2.513cm" svg:viewBox="0 0 36 226" svg:d="M36 226c-20 0-36-50-36-114 0-62 16-112 36-112">
          <text:p/>
        </draw:path>
        <draw:path draw:style-name="gr2" draw:text-style-name="P3" draw:layer="layout" svg:width="0.356cm" svg:height="0.226cm" svg:x="3.293cm" svg:y="1.835cm" svg:viewBox="0 0 357 227" svg:d="M322 0c20 0 35 51 35 113 0 63-15 114-35 114h-287c-19 0-35-51-35-114 0-62 16-113 35-113z">
          <text:p/>
        </draw:path>
        <draw:path draw:style-name="gr3" draw:text-style-name="P4" draw:layer="layout" svg:width="0.356cm" svg:height="0.226cm" svg:x="3.293cm" svg:y="1.835cm" svg:viewBox="0 0 357 227" svg:d="M322 0c20 0 35 51 35 113 0 63-15 114-35 114h-287c-19 0-35-51-35-114 0-62 16-113 35-113z">
          <text:p/>
        </draw:path>
        <draw:path draw:style-name="gr3" draw:text-style-name="P4" draw:layer="layout" svg:width="0.035cm" svg:height="0.226cm" svg:x="3.578cm" svg:y="1.835cm" svg:viewBox="0 0 36 227" svg:d="M36 227c-20 0-36-51-36-114 0-62 16-113 36-113">
          <text:p/>
        </draw:path>
        <draw:path draw:style-name="gr2" draw:text-style-name="P3" draw:layer="layout" svg:width="0.356cm" svg:height="0.225cm" svg:x="3.293cm" svg:y="2.061cm" svg:viewBox="0 0 357 226" svg:d="M322 0c20 0 35 50 35 112 0 64-15 114-35 114h-287c-19 0-35-50-35-114 0-62 16-112 35-112z">
          <text:p/>
        </draw:path>
        <draw:path draw:style-name="gr3" draw:text-style-name="P4" draw:layer="layout" svg:width="0.356cm" svg:height="0.225cm" svg:x="3.293cm" svg:y="2.061cm" svg:viewBox="0 0 357 226" svg:d="M322 0c20 0 35 50 35 112 0 64-15 114-35 114h-287c-19 0-35-50-35-114 0-62 16-112 35-112z">
          <text:p/>
        </draw:path>
        <draw:path draw:style-name="gr3" draw:text-style-name="P4" draw:layer="layout" svg:width="0.035cm" svg:height="0.225cm" svg:x="3.578cm" svg:y="2.061cm" svg:viewBox="0 0 36 226" svg:d="M36 226c-20 0-36-50-36-114 0-62 16-112 36-112">
          <text:p/>
        </draw:path>
        <draw:path draw:style-name="gr2" draw:text-style-name="P3" draw:layer="layout" svg:width="0.356cm" svg:height="0.225cm" svg:x="3.224cm" svg:y="2.411cm" svg:viewBox="0 0 357 226" svg:d="M322 0c20 0 35 50 35 113 0 62-15 113-35 113h-286c-20 0-36-51-36-113 0-63 16-113 36-113z">
          <text:p/>
        </draw:path>
        <draw:path draw:style-name="gr3" draw:text-style-name="P4" draw:layer="layout" svg:width="0.356cm" svg:height="0.225cm" svg:x="3.224cm" svg:y="2.411cm" svg:viewBox="0 0 357 226" svg:d="M322 0c20 0 35 50 35 113 0 62-15 113-35 113h-286c-20 0-36-51-36-113 0-63 16-113 36-113z">
          <text:p/>
        </draw:path>
        <draw:path draw:style-name="gr3" draw:text-style-name="P4" draw:layer="layout" svg:width="0.035cm" svg:height="0.225cm" svg:x="3.509cm" svg:y="2.411cm" svg:viewBox="0 0 36 226" svg:d="M36 226c-20 0-36-51-36-113 0-63 16-113 36-113">
          <text:p/>
        </draw:path>
        <draw:path draw:style-name="gr2" draw:text-style-name="P3" draw:layer="layout" svg:width="0.356cm" svg:height="0.226cm" svg:x="3.224cm" svg:y="2.637cm" svg:viewBox="0 0 357 227" svg:d="M322 0c20 0 35 51 35 113s-15 114-35 114h-286c-20 0-36-52-36-114s16-113 36-113z">
          <text:p/>
        </draw:path>
        <draw:path draw:style-name="gr3" draw:text-style-name="P4" draw:layer="layout" svg:width="0.356cm" svg:height="0.226cm" svg:x="3.224cm" svg:y="2.637cm" svg:viewBox="0 0 357 227" svg:d="M322 0c20 0 35 51 35 113s-15 114-35 114h-286c-20 0-36-52-36-114s16-113 36-113z">
          <text:p/>
        </draw:path>
        <draw:path draw:style-name="gr3" draw:text-style-name="P4" draw:layer="layout" svg:width="0.035cm" svg:height="0.226cm" svg:x="3.509cm" svg:y="2.637cm" svg:viewBox="0 0 36 227" svg:d="M36 227c-20 0-36-52-36-114s16-113 36-113">
          <text:p/>
        </draw:path>
        <draw:path draw:style-name="gr2" draw:text-style-name="P3" draw:layer="layout" svg:width="0.356cm" svg:height="0.225cm" svg:x="3.224cm" svg:y="1.96cm" svg:viewBox="0 0 357 226" svg:d="M322 0c20 0 35 50 35 113 0 62-15 113-35 113h-286c-20 0-36-51-36-113 0-63 16-113 36-113z">
          <text:p/>
        </draw:path>
        <draw:path draw:style-name="gr3" draw:text-style-name="P4" draw:layer="layout" svg:width="0.356cm" svg:height="0.225cm" svg:x="3.224cm" svg:y="1.96cm" svg:viewBox="0 0 357 226" svg:d="M322 0c20 0 35 50 35 113 0 62-15 113-35 113h-286c-20 0-36-51-36-113 0-63 16-113 36-113z">
          <text:p/>
        </draw:path>
        <draw:path draw:style-name="gr3" draw:text-style-name="P4" draw:layer="layout" svg:width="0.035cm" svg:height="0.225cm" svg:x="3.509cm" svg:y="1.96cm" svg:viewBox="0 0 36 226" svg:d="M36 226c-20 0-36-51-36-113 0-63 16-113 36-113">
          <text:p/>
        </draw:path>
        <draw:path draw:style-name="gr2" draw:text-style-name="P3" draw:layer="layout" svg:width="0.356cm" svg:height="0.226cm" svg:x="3.224cm" svg:y="2.185cm" svg:viewBox="0 0 357 227" svg:d="M322 0c20 0 35 51 35 113s-15 114-35 114h-286c-20 0-36-52-36-114s16-113 36-113z">
          <text:p/>
        </draw:path>
        <draw:path draw:style-name="gr3" draw:text-style-name="P4" draw:layer="layout" svg:width="0.356cm" svg:height="0.226cm" svg:x="3.224cm" svg:y="2.185cm" svg:viewBox="0 0 357 227" svg:d="M322 0c20 0 35 51 35 113s-15 114-35 114h-286c-20 0-36-52-36-114s16-113 36-113z">
          <text:p/>
        </draw:path>
        <draw:path draw:style-name="gr3" draw:text-style-name="P4" draw:layer="layout" svg:width="0.035cm" svg:height="0.226cm" svg:x="3.509cm" svg:y="2.185cm" svg:viewBox="0 0 36 227" svg:d="M36 227c-20 0-36-52-36-114s16-113 36-113">
          <text:p/>
        </draw:path>
        <draw:path draw:style-name="gr2" draw:text-style-name="P3" draw:layer="layout" svg:width="0.356cm" svg:height="0.225cm" svg:x="3.146cm" svg:y="2.524cm" svg:viewBox="0 0 357 226" svg:d="M322 0c20 0 35 50 35 113s-15 113-35 113h-287c-19 0-35-50-35-113s16-113 35-113z">
          <text:p/>
        </draw:path>
        <draw:path draw:style-name="gr3" draw:text-style-name="P4" draw:layer="layout" svg:width="0.356cm" svg:height="0.225cm" svg:x="3.146cm" svg:y="2.524cm" svg:viewBox="0 0 357 226" svg:d="M322 0c20 0 35 50 35 113s-15 113-35 113h-287c-19 0-35-50-35-113s16-113 35-113z">
          <text:p/>
        </draw:path>
        <draw:path draw:style-name="gr3" draw:text-style-name="P4" draw:layer="layout" svg:width="0.035cm" svg:height="0.225cm" svg:x="3.432cm" svg:y="2.524cm" svg:viewBox="0 0 36 226" svg:d="M36 226c-20 0-36-50-36-113s16-113 36-113">
          <text:p/>
        </draw:path>
        <draw:path draw:style-name="gr2" draw:text-style-name="P3" draw:layer="layout" svg:width="0.356cm" svg:height="0.226cm" svg:x="3.146cm" svg:y="2.75cm" svg:viewBox="0 0 357 227" svg:d="M322 0c20 0 35 50 35 114 0 62-15 113-35 113h-287c-19 0-35-51-35-113 0-64 16-114 35-114z">
          <text:p/>
        </draw:path>
        <draw:path draw:style-name="gr3" draw:text-style-name="P4" draw:layer="layout" svg:width="0.356cm" svg:height="0.226cm" svg:x="3.146cm" svg:y="2.75cm" svg:viewBox="0 0 357 227" svg:d="M322 0c20 0 35 50 35 114 0 62-15 113-35 113h-287c-19 0-35-51-35-113 0-64 16-114 35-114z">
          <text:p/>
        </draw:path>
        <draw:path draw:style-name="gr3" draw:text-style-name="P4" draw:layer="layout" svg:width="0.035cm" svg:height="0.226cm" svg:x="3.432cm" svg:y="2.75cm" svg:viewBox="0 0 36 227" svg:d="M36 227c-20 0-36-51-36-113 0-64 16-114 36-114">
          <text:p/>
        </draw:path>
        <draw:path draw:style-name="gr2" draw:text-style-name="P3" draw:layer="layout" svg:width="0.356cm" svg:height="0.225cm" svg:x="3.146cm" svg:y="2.073cm" svg:viewBox="0 0 357 226" svg:d="M322 0c20 0 35 50 35 113s-15 113-35 113h-287c-19 0-35-50-35-113s16-113 35-113z">
          <text:p/>
        </draw:path>
        <draw:path draw:style-name="gr3" draw:text-style-name="P4" draw:layer="layout" svg:width="0.356cm" svg:height="0.225cm" svg:x="3.146cm" svg:y="2.073cm" svg:viewBox="0 0 357 226" svg:d="M322 0c20 0 35 50 35 113s-15 113-35 113h-287c-19 0-35-50-35-113s16-113 35-113z">
          <text:p/>
        </draw:path>
        <draw:path draw:style-name="gr3" draw:text-style-name="P4" draw:layer="layout" svg:width="0.035cm" svg:height="0.225cm" svg:x="3.432cm" svg:y="2.073cm" svg:viewBox="0 0 36 226" svg:d="M36 226c-20 0-36-50-36-113s16-113 36-113">
          <text:p/>
        </draw:path>
        <draw:path draw:style-name="gr2" draw:text-style-name="P3" draw:layer="layout" svg:width="0.356cm" svg:height="0.226cm" svg:x="3.146cm" svg:y="2.298cm" svg:viewBox="0 0 357 227" svg:d="M322 0c20 0 35 50 35 114 0 62-15 113-35 113h-287c-19 0-35-51-35-113 0-64 16-114 35-114z">
          <text:p/>
        </draw:path>
        <draw:path draw:style-name="gr3" draw:text-style-name="P4" draw:layer="layout" svg:width="0.356cm" svg:height="0.226cm" svg:x="3.146cm" svg:y="2.298cm" svg:viewBox="0 0 357 227" svg:d="M322 0c20 0 35 50 35 114 0 62-15 113-35 113h-287c-19 0-35-51-35-113 0-64 16-114 35-114z">
          <text:p/>
        </draw:path>
        <draw:path draw:style-name="gr3" draw:text-style-name="P4" draw:layer="layout" svg:width="0.035cm" svg:height="0.226cm" svg:x="3.432cm" svg:y="2.298cm" svg:viewBox="0 0 36 227" svg:d="M36 227c-20 0-36-51-36-113 0-64 16-114 36-114">
          <text:p/>
        </draw:path>
        <draw:path draw:style-name="gr2" draw:text-style-name="P3" draw:layer="layout" svg:width="0.356cm" svg:height="0.226cm" svg:x="3.077cm" svg:y="2.648cm" svg:viewBox="0 0 357 227" svg:d="M322 0c20 0 35 51 35 113s-15 114-35 114h-287c-19 0-35-52-35-114s16-113 35-113z">
          <text:p/>
        </draw:path>
        <draw:path draw:style-name="gr3" draw:text-style-name="P4" draw:layer="layout" svg:width="0.356cm" svg:height="0.226cm" svg:x="3.077cm" svg:y="2.648cm" svg:viewBox="0 0 357 227" svg:d="M322 0c20 0 35 51 35 113s-15 114-35 114h-287c-19 0-35-52-35-114s16-113 35-113z">
          <text:p/>
        </draw:path>
        <draw:path draw:style-name="gr3" draw:text-style-name="P4" draw:layer="layout" svg:width="0.035cm" svg:height="0.226cm" svg:x="3.363cm" svg:y="2.648cm" svg:viewBox="0 0 36 227" svg:d="M36 227c-20 0-36-52-36-114s16-113 36-113">
          <text:p/>
        </draw:path>
        <draw:path draw:style-name="gr2" draw:text-style-name="P3" draw:layer="layout" svg:width="0.356cm" svg:height="0.225cm" svg:x="3.077cm" svg:y="2.874cm" svg:viewBox="0 0 357 226" svg:d="M322 0c20 0 35 50 35 112 0 63-15 114-35 114h-287c-19 0-35-51-35-114 0-62 16-112 35-112z">
          <text:p/>
        </draw:path>
        <draw:path draw:style-name="gr3" draw:text-style-name="P4" draw:layer="layout" svg:width="0.356cm" svg:height="0.225cm" svg:x="3.077cm" svg:y="2.874cm" svg:viewBox="0 0 357 226" svg:d="M322 0c20 0 35 50 35 112 0 63-15 114-35 114h-287c-19 0-35-51-35-114 0-62 16-112 35-112z">
          <text:p/>
        </draw:path>
        <draw:path draw:style-name="gr3" draw:text-style-name="P4" draw:layer="layout" svg:width="0.035cm" svg:height="0.225cm" svg:x="3.363cm" svg:y="2.874cm" svg:viewBox="0 0 36 226" svg:d="M36 226c-20 0-36-51-36-114 0-62 16-112 36-112">
          <text:p/>
        </draw:path>
        <draw:path draw:style-name="gr2" draw:text-style-name="P3" draw:layer="layout" svg:width="0.356cm" svg:height="0.226cm" svg:x="3.077cm" svg:y="2.197cm" svg:viewBox="0 0 357 227" svg:d="M322 0c20 0 35 51 35 113s-15 114-35 114h-287c-19 0-35-52-35-114s16-113 35-113z">
          <text:p/>
        </draw:path>
        <draw:path draw:style-name="gr3" draw:text-style-name="P4" draw:layer="layout" svg:width="0.356cm" svg:height="0.226cm" svg:x="3.077cm" svg:y="2.197cm" svg:viewBox="0 0 357 227" svg:d="M322 0c20 0 35 51 35 113s-15 114-35 114h-287c-19 0-35-52-35-114s16-113 35-113z">
          <text:p/>
        </draw:path>
        <draw:path draw:style-name="gr3" draw:text-style-name="P4" draw:layer="layout" svg:width="0.035cm" svg:height="0.226cm" svg:x="3.363cm" svg:y="2.197cm" svg:viewBox="0 0 36 227" svg:d="M36 227c-20 0-36-52-36-114s16-113 36-113">
          <text:p/>
        </draw:path>
        <draw:path draw:style-name="gr2" draw:text-style-name="P3" draw:layer="layout" svg:width="0.356cm" svg:height="0.225cm" svg:x="3.077cm" svg:y="2.423cm" svg:viewBox="0 0 357 226" svg:d="M322 0c20 0 35 50 35 112 0 63-15 114-35 114h-287c-19 0-35-51-35-114 0-62 16-112 35-112z">
          <text:p/>
        </draw:path>
        <draw:path draw:style-name="gr3" draw:text-style-name="P4" draw:layer="layout" svg:width="0.356cm" svg:height="0.225cm" svg:x="3.077cm" svg:y="2.423cm" svg:viewBox="0 0 357 226" svg:d="M322 0c20 0 35 50 35 112 0 63-15 114-35 114h-287c-19 0-35-51-35-114 0-62 16-112 35-112z">
          <text:p/>
        </draw:path>
        <draw:path draw:style-name="gr3" draw:text-style-name="P4" draw:layer="layout" svg:width="0.035cm" svg:height="0.225cm" svg:x="3.363cm" svg:y="2.423cm" svg:viewBox="0 0 36 226" svg:d="M36 226c-20 0-36-51-36-114 0-62 16-112 36-112">
          <text:p/>
        </draw:path>
        <draw:line draw:style-name="gr4" draw:text-style-name="P4" draw:layer="layout" svg:x1="3.409cm" svg:y1="2.31cm" svg:x2="4.125cm" svg:y2="2.31cm">
          <text:p/>
        </draw:line>
        <draw:line draw:style-name="gr4" draw:text-style-name="P4" draw:layer="layout" svg:x1="3.408cm" svg:y1="2.31cm" svg:x2="3.404cm" svg:y2="2.31cm">
          <text:p/>
        </draw:line>
        <draw:polygon draw:style-name="gr5" draw:text-style-name="P5" draw:layer="layout" svg:width="0.123cm" svg:height="0.104cm" svg:x="4.128cm" svg:y="2.258cm" svg:viewBox="0 0 124 105" draw:points="124,53 0,105 0,0">
          <text:p/>
        </draw:polygon>
        <draw:line draw:style-name="gr4" draw:text-style-name="P4" draw:layer="layout" svg:x1="3.409cm" svg:y1="2.535cm" svg:x2="4.125cm" svg:y2="2.535cm">
          <text:p/>
        </draw:line>
        <draw:line draw:style-name="gr4" draw:text-style-name="P4" draw:layer="layout" svg:x1="3.408cm" svg:y1="2.535cm" svg:x2="3.404cm" svg:y2="2.535cm">
          <text:p/>
        </draw:line>
        <draw:polygon draw:style-name="gr5" draw:text-style-name="P5" draw:layer="layout" svg:width="0.123cm" svg:height="0.104cm" svg:x="4.128cm" svg:y="2.483cm" svg:viewBox="0 0 124 105" draw:points="124,52 0,105 0,0">
          <text:p/>
        </draw:polygon>
        <draw:polygon draw:style-name="gr6" draw:text-style-name="P5" draw:layer="layout" svg:width="0.715cm" svg:height="0.011cm" svg:x="3.409cm" svg:y="2.755cm" svg:viewBox="0 0 716 12" draw:points="716,12 0,12 0,0 716,0">
          <text:p/>
        </draw:polygon>
        <draw:polygon draw:style-name="gr6" draw:text-style-name="P5" draw:layer="layout" svg:width="0.004cm" svg:height="0.011cm" svg:x="3.404cm" svg:y="2.755cm" svg:viewBox="0 0 5 12" draw:points="5,12 0,12 0,0 5,0">
          <text:p/>
        </draw:polygon>
        <draw:polygon draw:style-name="gr6" draw:text-style-name="P5" draw:layer="layout" svg:width="0.123cm" svg:height="0.104cm" svg:x="4.128cm" svg:y="2.709cm" svg:viewBox="0 0 124 105" draw:points="124,52 0,105 0,0">
          <text:p/>
        </draw:polygon>
        <draw:path draw:style-name="gr6" draw:text-style-name="P5" draw:layer="layout" svg:width="0.141cm" svg:height="0.119cm" svg:x="4.124cm" svg:y="2.701cm" svg:viewBox="0 0 142 120" svg:d="M142 60l-142 60v-120zM8 105l105-45-105-44z">
          <text:p/>
        </draw:path>
        <draw:path draw:style-name="gr6" draw:text-style-name="P5" draw:layer="layout" svg:width="0.715cm" svg:height="0.011cm" svg:x="3.409cm" svg:y="2.981cm" svg:viewBox="0 0 716 12" svg:d="M296 12h-296v-12h296zM716 12h-159v-12h159z">
          <text:p/>
        </draw:path>
        <draw:polygon draw:style-name="gr6" draw:text-style-name="P5" draw:layer="layout" svg:width="0.004cm" svg:height="0.011cm" svg:x="3.404cm" svg:y="2.981cm" svg:viewBox="0 0 5 12" draw:points="5,12 0,12 0,0 5,0">
          <text:p/>
        </draw:polygon>
        <draw:polygon draw:style-name="gr6" draw:text-style-name="P5" draw:layer="layout" svg:width="0.123cm" svg:height="0.104cm" svg:x="4.128cm" svg:y="2.935cm" svg:viewBox="0 0 124 105" draw:points="124,53 0,105 0,0">
          <text:p/>
        </draw:polygon>
        <draw:path draw:style-name="gr6" draw:text-style-name="P5" draw:layer="layout" svg:width="0.141cm" svg:height="0.12cm" svg:x="4.124cm" svg:y="2.927cm" svg:viewBox="0 0 142 121" svg:d="M142 60l-142 61v-121zM8 105l105-45-105-44z">
          <text:p/>
        </draw:path>
        <draw:line draw:style-name="gr4" draw:text-style-name="P4" draw:layer="layout" svg:x1="3.469cm" svg:y1="2.185cm" svg:x2="4.185cm" svg:y2="2.185cm">
          <text:p/>
        </draw:line>
        <draw:line draw:style-name="gr4" draw:text-style-name="P4" draw:layer="layout" svg:x1="3.469cm" svg:y1="2.185cm" svg:x2="3.465cm" svg:y2="2.185cm">
          <text:p/>
        </draw:line>
        <draw:polygon draw:style-name="gr5" draw:text-style-name="P5" draw:layer="layout" svg:width="0.123cm" svg:height="0.104cm" svg:x="4.189cm" svg:y="2.133cm" svg:viewBox="0 0 124 105" draw:points="124,53 0,105 0,0">
          <text:p/>
        </draw:polygon>
        <draw:line draw:style-name="gr4" draw:text-style-name="P4" draw:layer="layout" svg:x1="3.469cm" svg:y1="2.411cm" svg:x2="4.185cm" svg:y2="2.411cm">
          <text:p/>
        </draw:line>
        <draw:line draw:style-name="gr4" draw:text-style-name="P4" draw:layer="layout" svg:x1="3.469cm" svg:y1="2.411cm" svg:x2="3.465cm" svg:y2="2.411cm">
          <text:p/>
        </draw:line>
        <draw:polygon draw:style-name="gr5" draw:text-style-name="P5" draw:layer="layout" svg:width="0.123cm" svg:height="0.104cm" svg:x="4.189cm" svg:y="2.359cm" svg:viewBox="0 0 124 105" draw:points="124,53 0,105 0,0">
          <text:p/>
        </draw:polygon>
        <draw:polygon draw:style-name="gr6" draw:text-style-name="P5" draw:layer="layout" svg:width="0.715cm" svg:height="0.011cm" svg:x="3.469cm" svg:y="2.631cm" svg:viewBox="0 0 716 12" draw:points="716,12 0,12 0,0 716,0">
          <text:p/>
        </draw:polygon>
        <draw:polygon draw:style-name="gr6" draw:text-style-name="P5" draw:layer="layout" svg:width="0.003cm" svg:height="0.011cm" svg:x="3.465cm" svg:y="2.631cm" svg:viewBox="0 0 4 12" draw:points="4,12 0,12 0,0 4,0">
          <text:p/>
        </draw:polygon>
        <draw:polygon draw:style-name="gr6" draw:text-style-name="P5" draw:layer="layout" svg:width="0.123cm" svg:height="0.104cm" svg:x="4.189cm" svg:y="2.585cm" svg:viewBox="0 0 124 105" draw:points="124,52 0,105 0,0">
          <text:p/>
        </draw:polygon>
        <draw:path draw:style-name="gr6" draw:text-style-name="P5" draw:layer="layout" svg:width="0.141cm" svg:height="0.119cm" svg:x="4.185cm" svg:y="2.577cm" svg:viewBox="0 0 142 120" svg:d="M142 60l-142 60v-120zM9 105l105-45-105-44z">
          <text:p/>
        </draw:path>
        <draw:polygon draw:style-name="gr6" draw:text-style-name="P5" draw:layer="layout" svg:width="0.715cm" svg:height="0.011cm" svg:x="3.469cm" svg:y="2.857cm" svg:viewBox="0 0 716 12" draw:points="716,12 0,12 0,0 716,0">
          <text:p/>
        </draw:polygon>
        <draw:polygon draw:style-name="gr6" draw:text-style-name="P5" draw:layer="layout" svg:width="0.003cm" svg:height="0.011cm" svg:x="3.465cm" svg:y="2.857cm" svg:viewBox="0 0 4 12" draw:points="4,12 0,12 0,0 4,0">
          <text:p/>
        </draw:polygon>
        <draw:polygon draw:style-name="gr6" draw:text-style-name="P5" draw:layer="layout" svg:width="0.123cm" svg:height="0.104cm" svg:x="4.189cm" svg:y="2.811cm" svg:viewBox="0 0 124 105" draw:points="124,52 0,105 0,0">
          <text:p/>
        </draw:polygon>
        <draw:path draw:style-name="gr6" draw:text-style-name="P5" draw:layer="layout" svg:width="0.141cm" svg:height="0.119cm" svg:x="4.185cm" svg:y="2.803cm" svg:viewBox="0 0 142 120" svg:d="M142 60l-142 60v-120zM9 105l105-45-105-44z">
          <text:p/>
        </draw:path>
        <draw:line draw:style-name="gr4" draw:text-style-name="P4" draw:layer="layout" svg:x1="3.555cm" svg:y1="2.073cm" svg:x2="4.27cm" svg:y2="2.073cm">
          <text:p/>
        </draw:line>
        <draw:line draw:style-name="gr4" draw:text-style-name="P4" draw:layer="layout" svg:x1="3.555cm" svg:y1="2.073cm" svg:x2="3.551cm" svg:y2="2.073cm">
          <text:p/>
        </draw:line>
        <draw:polygon draw:style-name="gr5" draw:text-style-name="P5" draw:layer="layout" svg:width="0.123cm" svg:height="0.104cm" svg:x="4.275cm" svg:y="2.02cm" svg:viewBox="0 0 124 105" draw:points="124,53 0,105 0,0">
          <text:p/>
        </draw:polygon>
        <draw:line draw:style-name="gr4" draw:text-style-name="P4" draw:layer="layout" svg:x1="3.555cm" svg:y1="2.298cm" svg:x2="4.27cm" svg:y2="2.298cm">
          <text:p/>
        </draw:line>
        <draw:line draw:style-name="gr4" draw:text-style-name="P4" draw:layer="layout" svg:x1="3.555cm" svg:y1="2.298cm" svg:x2="3.551cm" svg:y2="2.298cm">
          <text:p/>
        </draw:line>
        <draw:polygon draw:style-name="gr5" draw:text-style-name="P5" draw:layer="layout" svg:width="0.123cm" svg:height="0.104cm" svg:x="4.275cm" svg:y="2.246cm" svg:viewBox="0 0 124 105" draw:points="124,53 0,105 0,0">
          <text:p/>
        </draw:polygon>
        <draw:line draw:style-name="gr4" draw:text-style-name="P4" draw:layer="layout" svg:x1="3.555cm" svg:y1="2.524cm" svg:x2="4.27cm" svg:y2="2.524cm">
          <text:p/>
        </draw:line>
        <draw:line draw:style-name="gr4" draw:text-style-name="P4" draw:layer="layout" svg:x1="3.555cm" svg:y1="2.524cm" svg:x2="3.551cm" svg:y2="2.524cm">
          <text:p/>
        </draw:line>
        <draw:polygon draw:style-name="gr5" draw:text-style-name="P5" draw:layer="layout" svg:width="0.123cm" svg:height="0.104cm" svg:x="4.275cm" svg:y="2.472cm" svg:viewBox="0 0 124 105" draw:points="124,53 0,105 0,0">
          <text:p/>
        </draw:polygon>
        <draw:polygon draw:style-name="gr6" draw:text-style-name="P5" draw:layer="layout" svg:width="0.715cm" svg:height="0.011cm" svg:x="3.555cm" svg:y="2.744cm" svg:viewBox="0 0 716 12" draw:points="716,12 0,12 0,0 716,0">
          <text:p/>
        </draw:polygon>
        <draw:polygon draw:style-name="gr6" draw:text-style-name="P5" draw:layer="layout" svg:width="0.004cm" svg:height="0.011cm" svg:x="3.551cm" svg:y="2.744cm" svg:viewBox="0 0 5 12" draw:points="5,12 0,12 0,0 5,0">
          <text:p/>
        </draw:polygon>
        <draw:polygon draw:style-name="gr6" draw:text-style-name="P5" draw:layer="layout" svg:width="0.123cm" svg:height="0.104cm" svg:x="4.275cm" svg:y="2.698cm" svg:viewBox="0 0 124 105" draw:points="124,52 0,105 0,0">
          <text:p/>
        </draw:polygon>
        <draw:path draw:style-name="gr6" draw:text-style-name="P5" draw:layer="layout" svg:width="0.141cm" svg:height="0.119cm" svg:x="4.27cm" svg:y="2.69cm" svg:viewBox="0 0 142 120" svg:d="M142 60l-142 60v-120zM9 105l105-45-105-44z">
          <text:p/>
        </draw:path>
        <draw:line draw:style-name="gr4" draw:text-style-name="P4" draw:layer="layout" svg:x1="3.615cm" svg:y1="1.948cm" svg:x2="4.331cm" svg:y2="1.948cm">
          <text:p/>
        </draw:line>
        <draw:line draw:style-name="gr4" draw:text-style-name="P4" draw:layer="layout" svg:x1="3.615cm" svg:y1="1.948cm" svg:x2="3.611cm" svg:y2="1.948cm">
          <text:p/>
        </draw:line>
        <draw:polygon draw:style-name="gr5" draw:text-style-name="P5" draw:layer="layout" svg:width="0.123cm" svg:height="0.104cm" svg:x="4.335cm" svg:y="1.896cm" svg:viewBox="0 0 124 105" draw:points="124,53 0,105 0,0">
          <text:p/>
        </draw:polygon>
        <draw:line draw:style-name="gr4" draw:text-style-name="P4" draw:layer="layout" svg:x1="3.615cm" svg:y1="2.174cm" svg:x2="4.331cm" svg:y2="2.174cm">
          <text:p/>
        </draw:line>
        <draw:line draw:style-name="gr4" draw:text-style-name="P4" draw:layer="layout" svg:x1="3.615cm" svg:y1="2.174cm" svg:x2="3.611cm" svg:y2="2.174cm">
          <text:p/>
        </draw:line>
        <draw:polygon draw:style-name="gr5" draw:text-style-name="P5" draw:layer="layout" svg:width="0.123cm" svg:height="0.104cm" svg:x="4.335cm" svg:y="2.122cm" svg:viewBox="0 0 124 105" draw:points="124,53 0,105 0,0">
          <text:p/>
        </draw:polygon>
        <draw:line draw:style-name="gr4" draw:text-style-name="P4" draw:layer="layout" svg:x1="3.615cm" svg:y1="2.4cm" svg:x2="4.331cm" svg:y2="2.4cm">
          <text:p/>
        </draw:line>
        <draw:line draw:style-name="gr4" draw:text-style-name="P4" draw:layer="layout" svg:x1="3.615cm" svg:y1="2.4cm" svg:x2="3.611cm" svg:y2="2.4cm">
          <text:p/>
        </draw:line>
        <draw:polygon draw:style-name="gr5" draw:text-style-name="P5" draw:layer="layout" svg:width="0.123cm" svg:height="0.104cm" svg:x="4.335cm" svg:y="2.348cm" svg:viewBox="0 0 124 105" draw:points="124,53 0,105 0,0">
          <text:p/>
        </draw:polygon>
        <draw:polygon draw:style-name="gr6" draw:text-style-name="P5" draw:layer="layout" svg:width="0.715cm" svg:height="0.011cm" svg:x="3.615cm" svg:y="2.62cm" svg:viewBox="0 0 716 12" draw:points="716,12 0,12 0,0 716,0">
          <text:p/>
        </draw:polygon>
        <draw:polygon draw:style-name="gr6" draw:text-style-name="P5" draw:layer="layout" svg:width="0.004cm" svg:height="0.011cm" svg:x="3.611cm" svg:y="2.62cm" svg:viewBox="0 0 5 12" draw:points="5,12 0,12 0,0 5,0">
          <text:p/>
        </draw:polygon>
        <draw:polygon draw:style-name="gr6" draw:text-style-name="P5" draw:layer="layout" svg:width="0.123cm" svg:height="0.104cm" svg:x="4.335cm" svg:y="2.573cm" svg:viewBox="0 0 124 105" draw:points="124,52 0,105 0,0">
          <text:p/>
        </draw:polygon>
        <draw:path draw:style-name="gr6" draw:text-style-name="P5" draw:layer="layout" svg:width="0.141cm" svg:height="0.12cm" svg:x="4.331cm" svg:y="2.566cm" svg:viewBox="0 0 142 121" svg:d="M142 60l-142 61v-121zM8 105l106-45-106-44z">
          <text:p/>
        </draw:path>
        <draw:path draw:style-name="gr7" draw:text-style-name="P4" draw:layer="layout" svg:width="4.126cm" svg:height="0.074cm" svg:x="1.19cm" svg:y="4.029cm" svg:viewBox="0 0 4127 75" svg:d="M0 0v38c0 20 13 37 28 37h4071c15 0 28-17 28-37v-38">
          <text:p/>
        </draw:path>
        <draw:path draw:style-name="gr8" draw:text-style-name="P4" draw:layer="layout" svg:width="1.204cm" svg:height="0.226cm" svg:x="2.561cm" svg:y="4.174cm" svg:viewBox="0 0 1205 227" svg:d="M0 68c0-37 23-68 52-68h1102c28 0 51 31 51 68v90c0 38-23 69-51 69h-1102c-29 0-52-31-52-69z">
          <text:p/>
        </draw:path>
        <draw:path draw:style-name="gr9" draw:text-style-name="P4" draw:layer="layout" svg:width="0.104cm" svg:height="0.226cm" svg:x="4.839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4.923cm" svg:y="2.366cm" svg:viewBox="0 0 11 227" svg:d="M11 227c-6 0-11-51-11-113s5-114 11-114">
          <text:p/>
        </draw:path>
        <draw:path draw:style-name="gr9" draw:text-style-name="P4" draw:layer="layout" svg:width="0.104cm" svg:height="0.226cm" svg:x="4.922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005cm" svg:y="2.366cm" svg:viewBox="0 0 11 227" svg:d="M11 227c-5 0-11-51-11-113s6-114 11-114">
          <text:p/>
        </draw:path>
        <draw:path draw:style-name="gr9" draw:text-style-name="P4" draw:layer="layout" svg:width="0.104cm" svg:height="0.226cm" svg:x="5.008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092cm" svg:y="2.366cm" svg:viewBox="0 0 11 227" svg:d="M11 227c-6 0-11-51-11-113s5-114 11-114">
          <text:p/>
        </draw:path>
        <draw:path draw:style-name="gr9" draw:text-style-name="P4" draw:layer="layout" svg:width="0.104cm" svg:height="0.226cm" svg:x="5.092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175cm" svg:y="2.366cm" svg:viewBox="0 0 11 227" svg:d="M11 227c-6 0-11-51-11-113s5-114 11-114">
          <text:p/>
        </draw:path>
        <draw:path draw:style-name="gr9" draw:text-style-name="P4" draw:layer="layout" svg:width="0.104cm" svg:height="0.226cm" svg:x="5.175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259cm" svg:y="2.366cm" svg:viewBox="0 0 11 227" svg:d="M11 227c-6 0-11-51-11-113s5-114 11-114">
          <text:p/>
        </draw:path>
        <draw:path draw:style-name="gr9" draw:text-style-name="P4" draw:layer="layout" svg:width="0.104cm" svg:height="0.226cm" svg:x="5.257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341cm" svg:y="2.366cm" svg:viewBox="0 0 11 227" svg:d="M11 227c-6 0-11-51-11-113s5-114 11-114">
          <text:p/>
        </draw:path>
        <draw:path draw:style-name="gr9" draw:text-style-name="P4" draw:layer="layout" svg:width="0.104cm" svg:height="0.226cm" svg:x="5.344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427cm" svg:y="2.366cm" svg:viewBox="0 0 11 227" svg:d="M11 227c-5 0-11-51-11-113s6-114 11-114">
          <text:p/>
        </draw:path>
        <draw:path draw:style-name="gr9" draw:text-style-name="P4" draw:layer="layout" svg:width="0.104cm" svg:height="0.226cm" svg:x="5.427cm" svg:y="2.366cm" svg:viewBox="0 0 105 227" svg:d="M94 0c6 0 11 52 11 114s-5 113-11 113h-84c-6 0-10-51-10-113s4-114 10-114z">
          <text:p/>
        </draw:path>
        <draw:path draw:style-name="gr9" draw:text-style-name="P4" draw:layer="layout" svg:width="0.01cm" svg:height="0.226cm" svg:x="5.511cm" svg:y="2.366cm" svg:viewBox="0 0 11 227" svg:d="M11 227c-5 0-11-51-11-113s6-114 11-114">
          <text:p/>
        </draw:path>
        <draw:path draw:style-name="gr8" draw:text-style-name="P4" draw:layer="layout" svg:width="0.852cm" svg:height="0.474cm" svg:x="4.534cm" svg:y="2.75cm" svg:viewBox="0 0 853 475" svg:d="M0 68c0-37 23-68 52-68h749c29 0 52 31 52 68v339c0 37-23 68-52 68h-749c-29 0-52-31-52-68z">
          <text:p/>
        </draw:path>
        <draw:path draw:style-name="gr7" draw:text-style-name="P4" draw:layer="layout" svg:width="0.684cm" svg:height="0.059cm" svg:x="4.839cm" svg:y="2.755cm" svg:viewBox="0 0 685 60" svg:d="M0 0v29c0 17 10 31 23 31h639c13 0 23-14 23-31v-29">
          <text:p/>
        </draw:path>
        <draw:path draw:style-name="gr7" draw:text-style-name="P4" draw:layer="layout" svg:width="0.045cm" svg:height="1.806cm" svg:x="1.011cm" svg:y="2.123cm" svg:viewBox="0 0 46 1807" svg:d="M46 0h-22c-14 0-24 14-24 31v1745c0 17 10 31 24 31h22">
          <text:p/>
        </draw:path>
        <draw:path draw:style-name="gr7" draw:text-style-name="P4" draw:layer="layout" svg:width="1.386cm" svg:height="0.074cm" svg:x="3.077cm" svg:y="3.235cm" svg:viewBox="0 0 1387 75" svg:d="M0 0v37c0 21 12 38 28 38h1331c15 0 28-17 28-38v-37">
          <text:p/>
        </draw:path>
        <draw:path draw:style-name="gr8" draw:text-style-name="P4" draw:layer="layout" svg:width="0.99cm" svg:height="0.474cm" svg:x="3.293cm" svg:y="3.236cm" svg:viewBox="0 0 991 475" svg:d="M0 68c0-37 23-68 52-68h887c28 0 52 31 52 68v339c0 37-24 68-52 68h-887c-29 0-52-31-52-68z">
          <text:p/>
        </draw:path>
        <draw:frame draw:style-name="gr10" draw:text-style-name="P7" draw:layer="layout" svg:width="1.452cm" svg:height="0.224cm" draw:transform="rotate (1.5707963267949) translate (0.63cm 3.797cm)">
          <draw:text-box>
            <text:p text:style-name="P6"><text:span text:style-name="T2">Input layer</text:span></text:p>
          </draw:text-box>
        </draw:frame>
        <draw:frame draw:style-name="gr11" draw:text-style-name="P9" draw:layer="layout" svg:width="1.777cm" svg:height="0.224cm" svg:x="2.567cm" svg:y="4.239cm">
          <draw:text-box>
            <text:p text:style-name="P8"><text:span text:style-name="T2">SbS </text:span><text:span text:style-name="T2">networ</text:span><text:span text:style-name="T2">k</text:span></text:p>
          </draw:text-box>
        </draw:frame>
        <draw:frame draw:style-name="gr12" draw:text-style-name="P9" draw:layer="layout" svg:width="1.746cm" svg:height="0.224cm" svg:x="3.187cm" svg:y="3.365cm">
          <draw:text-box>
            <text:p text:style-name="P8"><text:span text:style-name="T2">Hidden layer</text:span></text:p>
          </draw:text-box>
        </draw:frame>
        <draw:frame draw:style-name="gr13" draw:text-style-name="P11" draw:layer="layout" svg:width="0.778cm" svg:height="0.224cm" svg:x="3.603cm" svg:y="2.863cm">
          <draw:text-box>
            <text:p text:style-name="P10"><text:span text:style-name="T3">S</text:span><text:span text:style-name="T3">p</text:span><text:span text:style-name="T3">i</text:span><text:span text:style-name="T3">k</text:span><text:span text:style-name="T3">e</text:span></text:p>
          </draw:text-box>
        </draw:frame>
        <draw:frame draw:style-name="gr14" draw:text-style-name="P9" draw:layer="layout" svg:width="1.514cm" svg:height="0.224cm" svg:x="4.638cm" svg:y="2.906cm">
          <draw:text-box>
            <text:p text:style-name="P8"><text:span text:style-name="T2">IP neurons</text:span></text:p>
          </draw:text-box>
        </draw:frame>
        <draw:frame draw:style-name="gr13" draw:text-style-name="P11" draw:layer="layout" svg:width="0.778cm" svg:height="0.224cm" svg:x="1.671cm" svg:y="3.685cm">
          <draw:text-box>
            <text:p text:style-name="P10"><text:span text:style-name="T3">S</text:span><text:span text:style-name="T3">p</text:span><text:span text:style-name="T3">i</text:span><text:span text:style-name="T3">k</text:span><text:span text:style-name="T3">e</text:span></text:p>
          </draw:text-box>
        </draw:frame>
        <draw:frame draw:style-name="gr15" draw:text-style-name="P11" draw:layer="layout" svg:width="0.296cm" svg:height="0.223cm" svg:x="1.251cm" svg:y="3.762cm">
          <draw:text-box>
            <text:p text:style-name="P10"><text:span text:style-name="T3">IP</text:span></text:p>
          </draw:text-box>
        </draw:frame>
        <draw:frame draw:style-name="gr15" draw:text-style-name="P11" draw:layer="layout" svg:width="0.296cm" svg:height="0.223cm" svg:x="3.144cm" svg:y="2.934cm">
          <draw:text-box>
            <text:p text:style-name="P10"><text:span text:style-name="T3">IP</text:span></text:p>
          </draw:text-box>
        </draw:frame>
        <draw:frame draw:style-name="gr16" draw:text-style-name="P13" draw:layer="layout" svg:width="1.785cm" svg:height="0.887cm" svg:x="2.389cm" svg:y="0.786cm">
          <draw:text-box>
            <text:p text:style-name="P12"><text:span text:style-name="T4">Structure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elvetica" svg:font-family="Helvetica"/>
    <style:font-face style:name="Symbol" svg:font-family="Symbol"/>
    <style:font-face style:name="Arial1" svg:font-family="Arial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20:57:19.396158906</dc:date>
    <meta:editing-duration>PT3H19M18S</meta:editing-duration>
    <meta:editing-cycles>33</meta:editing-cycles>
    <meta:generator>LibreOffice/6.4.7.2$Linux_X86_64 LibreOffice_project/40$Build-2</meta:generator>
    <meta:document-statistic meta:object-count="525"/>
  </office:meta>
</office:document-meta>
</file>